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2078192.10815132" calcext:value-type="float">
            <text:p>2078192.10815132</text:p>
          </table:table-cell>
          <table:table-cell office:value-type="float" office:value="17553145.6903546" calcext:value-type="float">
            <text:p>17553145.6903546</text:p>
          </table:table-cell>
          <table:table-cell office:value-type="float" office:value="481.187468703055" calcext:value-type="float">
            <text:p>481.187468703055</text:p>
          </table:table-cell>
          <table:table-cell office:value-type="float" office:value="207" calcext:value-type="float">
            <text:p>207</text:p>
          </table:table-cell>
          <table:table-cell office:value-type="float" office:value="108" calcext:value-type="float">
            <text:p>108</text:p>
          </table:table-cell>
          <table:table-cell office:value-type="float" office:value="80500" calcext:value-type="float">
            <text:p>80500</text:p>
          </table:table-cell>
          <table:table-cell office:value-type="float" office:value="4064.27957713264" calcext:value-type="float">
            <text:p>4064.27957713264</text:p>
          </table:table-cell>
          <table:table-cell office:value-type="float" office:value="8.44635374251765" calcext:value-type="float">
            <text:p>8.44635374251765</text:p>
          </table:table-cell>
          <table:table-cell office:value-type="float" office:value="15976" calcext:value-type="float">
            <text:p>1597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3458976.65480116" calcext:value-type="float">
            <text:p>3458976.65480116</text:p>
          </table:table-cell>
          <table:table-cell office:value-type="float" office:value="21636046.0542146" calcext:value-type="float">
            <text:p>21636046.0542146</text:p>
          </table:table-cell>
          <table:table-cell office:value-type="float" office:value="289.102847401982" calcext:value-type="float">
            <text:p>289.102847401982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float" office:value="82330" calcext:value-type="float">
            <text:p>82330</text:p>
          </table:table-cell>
          <table:table-cell office:value-type="float" office:value="1808.35060338198" calcext:value-type="float">
            <text:p>1808.35060338198</text:p>
          </table:table-cell>
          <table:table-cell office:value-type="float" office:value="6.25504252079386" calcext:value-type="float">
            <text:p>6.25504252079386</text:p>
          </table:table-cell>
          <table:table-cell office:value-type="float" office:value="15839" calcext:value-type="float">
            <text:p>1583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3417013.07781521" calcext:value-type="float">
            <text:p>3417013.07781521</text:p>
          </table:table-cell>
          <table:table-cell office:value-type="float" office:value="18646847.3081698" calcext:value-type="float">
            <text:p>18646847.3081698</text:p>
          </table:table-cell>
          <table:table-cell office:value-type="float" office:value="292.653255117006" calcext:value-type="float">
            <text:p>292.653255117006</text:p>
          </table:table-cell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82272" calcext:value-type="float">
            <text:p>82272</text:p>
          </table:table-cell>
          <table:table-cell office:value-type="float" office:value="1597.02653695865" calcext:value-type="float">
            <text:p>1597.02653695865</text:p>
          </table:table-cell>
          <table:table-cell office:value-type="float" office:value="5.45706056240566" calcext:value-type="float">
            <text:p>5.45706056240566</text:p>
          </table:table-cell>
          <table:table-cell office:value-type="float" office:value="15683" calcext:value-type="float">
            <text:p>1568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3398763.50290761" calcext:value-type="float">
            <text:p>3398763.50290761</text:p>
          </table:table-cell>
          <table:table-cell office:value-type="float" office:value="17580626.1459259" calcext:value-type="float">
            <text:p>17580626.1459259</text:p>
          </table:table-cell>
          <table:table-cell office:value-type="float" office:value="294.224649389259" calcext:value-type="float">
            <text:p>294.224649389259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94967" calcext:value-type="float">
            <text:p>94967</text:p>
          </table:table-cell>
          <table:table-cell office:value-type="float" office:value="1521.92218122959" calcext:value-type="float">
            <text:p>1521.92218122959</text:p>
          </table:table-cell>
          <table:table-cell office:value-type="float" office:value="5.17265356382867" calcext:value-type="float">
            <text:p>5.17265356382867</text:p>
          </table:table-cell>
          <table:table-cell office:value-type="float" office:value="15473" calcext:value-type="float">
            <text:p>154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2851693.70797711" calcext:value-type="float">
            <text:p>2851693.70797711</text:p>
          </table:table-cell>
          <table:table-cell office:value-type="float" office:value="18654270.0475858" calcext:value-type="float">
            <text:p>18654270.0475858</text:p>
          </table:table-cell>
          <table:table-cell office:value-type="float" office:value="350.66879630259" calcext:value-type="float">
            <text:p>350.66879630259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85314" calcext:value-type="float">
            <text:p>85314</text:p>
          </table:table-cell>
          <table:table-cell office:value-type="float" office:value="2293.88955945435" calcext:value-type="float">
            <text:p>2293.88955945435</text:p>
          </table:table-cell>
          <table:table-cell office:value-type="float" office:value="6.54147042349035" calcext:value-type="float">
            <text:p>6.54147042349035</text:p>
          </table:table-cell>
          <table:table-cell office:value-type="float" office:value="14713" calcext:value-type="float">
            <text:p>1471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3172815.81477052" calcext:value-type="float">
            <text:p>3172815.81477052</text:p>
          </table:table-cell>
          <table:table-cell office:value-type="float" office:value="15496984.3845201" calcext:value-type="float">
            <text:p>15496984.3845201</text:p>
          </table:table-cell>
          <table:table-cell office:value-type="float" office:value="315.177450687388" calcext:value-type="float">
            <text:p>315.177450687388</text:p>
          </table:table-cell>
          <table:table-cell office:value-type="float" office:value="270" calcext:value-type="float">
            <text:p>270</text:p>
          </table:table-cell>
          <table:table-cell office:value-type="float" office:value="167" calcext:value-type="float">
            <text:p>167</text:p>
          </table:table-cell>
          <table:table-cell office:value-type="float" office:value="86752" calcext:value-type="float">
            <text:p>86752</text:p>
          </table:table-cell>
          <table:table-cell office:value-type="float" office:value="1539.42123236944" calcext:value-type="float">
            <text:p>1539.42123236944</text:p>
          </table:table-cell>
          <table:table-cell office:value-type="float" office:value="4.8843000316553" calcext:value-type="float">
            <text:p>4.8843000316553</text:p>
          </table:table-cell>
          <table:table-cell office:value-type="float" office:value="13384" calcext:value-type="float">
            <text:p>1338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2564693.17134278" calcext:value-type="float">
            <text:p>2564693.17134278</text:p>
          </table:table-cell>
          <table:table-cell office:value-type="float" office:value="15927032.9752862" calcext:value-type="float">
            <text:p>15927032.9752862</text:p>
          </table:table-cell>
          <table:table-cell office:value-type="float" office:value="389.910189325469" calcext:value-type="float">
            <text:p>389.910189325469</text:p>
          </table:table-cell>
          <table:table-cell office:value-type="float" office:value="295" calcext:value-type="float">
            <text:p>295</text:p>
          </table:table-cell>
          <table:table-cell office:value-type="float" office:value="192" calcext:value-type="float">
            <text:p>192</text:p>
          </table:table-cell>
          <table:table-cell office:value-type="float" office:value="104661" calcext:value-type="float">
            <text:p>104661</text:p>
          </table:table-cell>
          <table:table-cell office:value-type="float" office:value="2421.38611829946" calcext:value-type="float">
            <text:p>2421.38611829946</text:p>
          </table:table-cell>
          <table:table-cell office:value-type="float" office:value="6.21011244278682" calcext:value-type="float">
            <text:p>6.21011244278682</text:p>
          </table:table-cell>
          <table:table-cell office:value-type="float" office:value="10511" calcext:value-type="float">
            <text:p>1051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2243509.64667996" calcext:value-type="float">
            <text:p>2243509.64667996</text:p>
          </table:table-cell>
          <table:table-cell office:value-type="float" office:value="12744396.5096931" calcext:value-type="float">
            <text:p>12744396.5096931</text:p>
          </table:table-cell>
          <table:table-cell office:value-type="float" office:value="445.73019843255" calcext:value-type="float">
            <text:p>445.73019843255</text:p>
          </table:table-cell>
          <table:table-cell office:value-type="float" office:value="328" calcext:value-type="float">
            <text:p>328</text:p>
          </table:table-cell>
          <table:table-cell office:value-type="float" office:value="236" calcext:value-type="float">
            <text:p>236</text:p>
          </table:table-cell>
          <table:table-cell office:value-type="float" office:value="87240" calcext:value-type="float">
            <text:p>87240</text:p>
          </table:table-cell>
          <table:table-cell office:value-type="float" office:value="2531.99819914967" calcext:value-type="float">
            <text:p>2531.99819914967</text:p>
          </table:table-cell>
          <table:table-cell office:value-type="float" office:value="5.68056238516858" calcext:value-type="float">
            <text:p>5.68056238516858</text:p>
          </table:table-cell>
          <table:table-cell office:value-type="float" office:value="5997" calcext:value-type="float">
            <text:p>599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2574049.53638981" calcext:value-type="float">
            <text:p>2574049.53638981</text:p>
          </table:table-cell>
          <table:table-cell office:value-type="float" office:value="2527351.59109035" calcext:value-type="float">
            <text:p>2527351.59109035</text:p>
          </table:table-cell>
          <table:table-cell office:value-type="float" office:value="388.492911990549" calcext:value-type="float">
            <text:p>388.492911990549</text:p>
          </table:table-cell>
          <table:table-cell office:value-type="float" office:value="345" calcext:value-type="float">
            <text:p>345</text:p>
          </table:table-cell>
          <table:table-cell office:value-type="float" office:value="272" calcext:value-type="float">
            <text:p>272</text:p>
          </table:table-cell>
          <table:table-cell office:value-type="float" office:value="16590" calcext:value-type="float">
            <text:p>16590</text:p>
          </table:table-cell>
          <table:table-cell office:value-type="float" office:value="381.444943217266" calcext:value-type="float">
            <text:p>381.444943217266</text:p>
          </table:table-cell>
          <table:table-cell office:value-type="float" office:value="0.98185817924664" calcext:value-type="float">
            <text:p>0.98185817924664</text:p>
          </table:table-cell>
          <table:table-cell office:value-type="float" office:value="3386" calcext:value-type="float">
            <text:p>338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2340002.62728522" calcext:value-type="float">
            <text:p>2340002.62728522</text:p>
          </table:table-cell>
          <table:table-cell office:value-type="float" office:value="701769.745121839" calcext:value-type="float">
            <text:p>701769.745121839</text:p>
          </table:table-cell>
          <table:table-cell office:value-type="float" office:value="427.349947534103" calcext:value-type="float">
            <text:p>427.349947534103</text:p>
          </table:table-cell>
          <table:table-cell office:value-type="float" office:value="374.5" calcext:value-type="float">
            <text:p>374.5</text:p>
          </table:table-cell>
          <table:table-cell office:value-type="float" office:value="285" calcext:value-type="float">
            <text:p>285</text:p>
          </table:table-cell>
          <table:table-cell office:value-type="float" office:value="1661" calcext:value-type="float">
            <text:p>1661</text:p>
          </table:table-cell>
          <table:table-cell office:value-type="float" office:value="128.162789332751" calcext:value-type="float">
            <text:p>128.162789332751</text:p>
          </table:table-cell>
          <table:table-cell office:value-type="float" office:value="0.299901263758839" calcext:value-type="float">
            <text:p>0.299901263758839</text:p>
          </table:table-cell>
          <table:table-cell office:value-type="float" office:value="1906" calcext:value-type="float">
            <text:p>190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372795.488218707" calcext:value-type="float">
            <text:p>372795.488218707</text:p>
          </table:table-cell>
          <table:table-cell office:value-type="float" office:value="4601383.00056773" calcext:value-type="float">
            <text:p>4601383.00056773</text:p>
          </table:table-cell>
          <table:table-cell office:value-type="float" office:value="2682.4358974359" calcext:value-type="float">
            <text:p>2682.4358974359</text:p>
          </table:table-cell>
          <table:table-cell office:value-type="float" office:value="431.5" calcext:value-type="float">
            <text:p>431.5</text:p>
          </table:table-cell>
          <table:table-cell office:value-type="float" office:value="291" calcext:value-type="float">
            <text:p>291</text:p>
          </table:table-cell>
          <table:table-cell office:value-type="float" office:value="532020" calcext:value-type="float">
            <text:p>532020</text:p>
          </table:table-cell>
          <table:table-cell office:value-type="float" office:value="33109.0781102292" calcext:value-type="float">
            <text:p>33109.0781102292</text:p>
          </table:table-cell>
          <table:table-cell office:value-type="float" office:value="12.3429149385742" calcext:value-type="float">
            <text:p>12.3429149385742</text:p>
          </table:table-cell>
          <table:table-cell office:value-type="float" office:value="936" calcext:value-type="float">
            <text:p>93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347274.382107858" calcext:value-type="float">
            <text:p>347274.382107858</text:p>
          </table:table-cell>
          <table:table-cell office:value-type="float" office:value="397772.333814833" calcext:value-type="float">
            <text:p>397772.333814833</text:p>
          </table:table-cell>
          <table:table-cell office:value-type="float" office:value="2879.56743002545" calcext:value-type="float">
            <text:p>2879.56743002545</text:p>
          </table:table-cell>
          <table:table-cell office:value-type="float" office:value="2319" calcext:value-type="float">
            <text:p>2319</text:p>
          </table:table-cell>
          <table:table-cell office:value-type="float" office:value="852" calcext:value-type="float">
            <text:p>852</text:p>
          </table:table-cell>
          <table:table-cell office:value-type="float" office:value="20403" calcext:value-type="float">
            <text:p>20403</text:p>
          </table:table-cell>
          <table:table-cell office:value-type="float" office:value="3298.29182926213" calcext:value-type="float">
            <text:p>3298.29182926213</text:p>
          </table:table-cell>
          <table:table-cell office:value-type="float" office:value="1.1454122570184" calcext:value-type="float">
            <text:p>1.1454122570184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3774.73984901" calcext:value-type="float">
            <text:p>253774.73984901</text:p>
          </table:table-cell>
          <table:table-cell office:value-type="float" office:value="245989.047308712" calcext:value-type="float">
            <text:p>245989.047308712</text:p>
          </table:table-cell>
          <table:table-cell office:value-type="float" office:value="3940.50251256281" calcext:value-type="float">
            <text:p>3940.50251256281</text:p>
          </table:table-cell>
          <table:table-cell office:value-type="float" office:value="2835" calcext:value-type="float">
            <text:p>2835</text:p>
          </table:table-cell>
          <table:table-cell office:value-type="float" office:value="1559" calcext:value-type="float">
            <text:p>1559</text:p>
          </table:table-cell>
          <table:table-cell office:value-type="float" office:value="24319" calcext:value-type="float">
            <text:p>24319</text:p>
          </table:table-cell>
          <table:table-cell office:value-type="float" office:value="3819.60970410071" calcext:value-type="float">
            <text:p>3819.60970410071</text:p>
          </table:table-cell>
          <table:table-cell office:value-type="float" office:value="0.969320458982913" calcext:value-type="float">
            <text:p>0.969320458982913</text:p>
          </table:table-cell>
          <table:table-cell office:value-type="float" office:value="199" calcext:value-type="float">
            <text:p>19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9867.636142972" calcext:value-type="float">
            <text:p>289867.636142972</text:p>
          </table:table-cell>
          <table:table-cell office:value-type="float" office:value="209465.43898748" calcext:value-type="float">
            <text:p>209465.43898748</text:p>
          </table:table-cell>
          <table:table-cell office:value-type="float" office:value="3449.85046728972" calcext:value-type="float">
            <text:p>3449.85046728972</text:p>
          </table:table-cell>
          <table:table-cell office:value-type="float" office:value="2988" calcext:value-type="float">
            <text:p>2988</text:p>
          </table:table-cell>
          <table:table-cell office:value-type="float" office:value="2498" calcext:value-type="float">
            <text:p>2498</text:p>
          </table:table-cell>
          <table:table-cell office:value-type="float" office:value="22245" calcext:value-type="float">
            <text:p>22245</text:p>
          </table:table-cell>
          <table:table-cell office:value-type="float" office:value="2492.94627088201" calcext:value-type="float">
            <text:p>2492.94627088201</text:p>
          </table:table-cell>
          <table:table-cell office:value-type="float" office:value="0.722624442572005" calcext:value-type="float">
            <text:p>0.722624442572005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2948.778182502" calcext:value-type="float">
            <text:p>292948.778182502</text:p>
          </table:table-cell>
          <table:table-cell office:value-type="float" office:value="167208.672513255" calcext:value-type="float">
            <text:p>167208.672513255</text:p>
          </table:table-cell>
          <table:table-cell office:value-type="float" office:value="3413.56603773585" calcext:value-type="float">
            <text:p>3413.56603773585</text:p>
          </table:table-cell>
          <table:table-cell office:value-type="float" office:value="2917" calcext:value-type="float">
            <text:p>2917</text:p>
          </table:table-cell>
          <table:table-cell office:value-type="float" office:value="2452" calcext:value-type="float">
            <text:p>2452</text:p>
          </table:table-cell>
          <table:table-cell office:value-type="float" office:value="15945" calcext:value-type="float">
            <text:p>15945</text:p>
          </table:table-cell>
          <table:table-cell office:value-type="float" office:value="1948.38786919453" calcext:value-type="float">
            <text:p>1948.38786919453</text:p>
          </table:table-cell>
          <table:table-cell office:value-type="float" office:value="0.570777845706144" calcext:value-type="float">
            <text:p>0.570777845706144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95217.476874631" calcext:value-type="float">
            <text:p>295217.476874631</text:p>
          </table:table-cell>
          <table:table-cell office:value-type="float" office:value="52635.3752388198" calcext:value-type="float">
            <text:p>52635.3752388198</text:p>
          </table:table-cell>
          <table:table-cell office:value-type="float" office:value="3387.33333333333" calcext:value-type="float">
            <text:p>3387.33333333333</text:p>
          </table:table-cell>
          <table:table-cell office:value-type="float" office:value="3233.5" calcext:value-type="float">
            <text:p>3233.5</text:p>
          </table:table-cell>
          <table:table-cell office:value-type="float" office:value="2760" calcext:value-type="float">
            <text:p>2760</text:p>
          </table:table-cell>
          <table:table-cell office:value-type="float" office:value="5666" calcext:value-type="float">
            <text:p>5666</text:p>
          </table:table-cell>
          <table:table-cell office:value-type="float" office:value="603.939722493725" calcext:value-type="float">
            <text:p>603.939722493725</text:p>
          </table:table-cell>
          <table:table-cell office:value-type="float" office:value="0.178293561058962" calcext:value-type="float">
            <text:p>0.178293561058962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1961875.88912762" calcext:value-type="float">
            <text:p>1961875.88912762</text:p>
          </table:table-cell>
          <table:table-cell office:value-type="float" office:value="16260023.2332921" calcext:value-type="float">
            <text:p>16260023.2332921</text:p>
          </table:table-cell>
          <table:table-cell office:value-type="float" office:value="509.71623920852" calcext:value-type="float">
            <text:p>509.71623920852</text:p>
          </table:table-cell>
          <table:table-cell office:value-type="float" office:value="215" calcext:value-type="float">
            <text:p>215</text:p>
          </table:table-cell>
          <table:table-cell office:value-type="float" office:value="140" calcext:value-type="float">
            <text:p>140</text:p>
          </table:table-cell>
          <table:table-cell office:value-type="float" office:value="120550" calcext:value-type="float">
            <text:p>120550</text:p>
          </table:table-cell>
          <table:table-cell office:value-type="float" office:value="4224.52711603597" calcext:value-type="float">
            <text:p>4224.52711603597</text:p>
          </table:table-cell>
          <table:table-cell office:value-type="float" office:value="8.2879978919168" calcext:value-type="float">
            <text:p>8.2879978919168</text:p>
          </table:table-cell>
          <table:table-cell office:value-type="float" office:value="15869" calcext:value-type="float">
            <text:p>1586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3536149.34655979" calcext:value-type="float">
            <text:p>3536149.34655979</text:p>
          </table:table-cell>
          <table:table-cell office:value-type="float" office:value="20874075.1772267" calcext:value-type="float">
            <text:p>20874075.1772267</text:p>
          </table:table-cell>
          <table:table-cell office:value-type="float" office:value="282.793485793486" calcext:value-type="float">
            <text:p>282.793485793486</text:p>
          </table:table-cell>
          <table:table-cell office:value-type="float" office:value="230" calcext:value-type="float">
            <text:p>230</text:p>
          </table:table-cell>
          <table:table-cell office:value-type="float" office:value="139" calcext:value-type="float">
            <text:p>139</text:p>
          </table:table-cell>
          <table:table-cell office:value-type="float" office:value="81386" calcext:value-type="float">
            <text:p>81386</text:p>
          </table:table-cell>
          <table:table-cell office:value-type="float" office:value="1669.3447882302" calcext:value-type="float">
            <text:p>1669.3447882302</text:p>
          </table:table-cell>
          <table:table-cell office:value-type="float" office:value="5.90305248208323" calcext:value-type="float">
            <text:p>5.90305248208323</text:p>
          </table:table-cell>
          <table:table-cell office:value-type="float" office:value="15873" calcext:value-type="float">
            <text:p>158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3276126.79394933" calcext:value-type="float">
            <text:p>3276126.79394933</text:p>
          </table:table-cell>
          <table:table-cell office:value-type="float" office:value="20558878.9046641" calcext:value-type="float">
            <text:p>20558878.9046641</text:p>
          </table:table-cell>
          <table:table-cell office:value-type="float" office:value="305.238491332783" calcext:value-type="float">
            <text:p>305.238491332783</text:p>
          </table:table-cell>
          <table:table-cell office:value-type="float" office:value="238" calcext:value-type="float">
            <text:p>238</text:p>
          </table:table-cell>
          <table:table-cell office:value-type="float" office:value="143" calcext:value-type="float">
            <text:p>143</text:p>
          </table:table-cell>
          <table:table-cell office:value-type="float" office:value="82590" calcext:value-type="float">
            <text:p>82590</text:p>
          </table:table-cell>
          <table:table-cell office:value-type="float" office:value="1915.48177925927" calcext:value-type="float">
            <text:p>1915.48177925927</text:p>
          </table:table-cell>
          <table:table-cell office:value-type="float" office:value="6.27536118035304" calcext:value-type="float">
            <text:p>6.27536118035304</text:p>
          </table:table-cell>
          <table:table-cell office:value-type="float" office:value="15749" calcext:value-type="float">
            <text:p>1574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3260972.13575625" calcext:value-type="float">
            <text:p>3260972.13575625</text:p>
          </table:table-cell>
          <table:table-cell office:value-type="float" office:value="19427866.5813703" calcext:value-type="float">
            <text:p>19427866.5813703</text:p>
          </table:table-cell>
          <table:table-cell office:value-type="float" office:value="306.657020780734" calcext:value-type="float">
            <text:p>306.657020780734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96545" calcext:value-type="float">
            <text:p>96545</text:p>
          </table:table-cell>
          <table:table-cell office:value-type="float" office:value="1826.96798314928" calcext:value-type="float">
            <text:p>1826.96798314928</text:p>
          </table:table-cell>
          <table:table-cell office:value-type="float" office:value="5.95769168596859" calcext:value-type="float">
            <text:p>5.95769168596859</text:p>
          </table:table-cell>
          <table:table-cell office:value-type="float" office:value="15447" calcext:value-type="float">
            <text:p>1544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3214992.78489219" calcext:value-type="float">
            <text:p>3214992.78489219</text:p>
          </table:table-cell>
          <table:table-cell office:value-type="float" office:value="18264914.8458917" calcext:value-type="float">
            <text:p>18264914.8458917</text:p>
          </table:table-cell>
          <table:table-cell office:value-type="float" office:value="311.042688711207" calcext:value-type="float">
            <text:p>311.0426887112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92244" calcext:value-type="float">
            <text:p>92244</text:p>
          </table:table-cell>
          <table:table-cell office:value-type="float" office:value="1767.08583902402" calcext:value-type="float">
            <text:p>1767.08583902402</text:p>
          </table:table-cell>
          <table:table-cell office:value-type="float" office:value="5.6811682227474" calcext:value-type="float">
            <text:p>5.6811682227474</text:p>
          </table:table-cell>
          <table:table-cell office:value-type="float" office:value="14758" calcext:value-type="float">
            <text:p>1475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782212.54577166" calcext:value-type="float">
            <text:p>2782212.54577166</text:p>
          </table:table-cell>
          <table:table-cell office:value-type="float" office:value="14210338.533648" calcext:value-type="float">
            <text:p>14210338.533648</text:p>
          </table:table-cell>
          <table:table-cell office:value-type="float" office:value="359.426170196729" calcext:value-type="float">
            <text:p>359.426170196729</text:p>
          </table:table-cell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88765" calcext:value-type="float">
            <text:p>88765</text:p>
          </table:table-cell>
          <table:table-cell office:value-type="float" office:value="1835.79344579926" calcext:value-type="float">
            <text:p>1835.79344579926</text:p>
          </table:table-cell>
          <table:table-cell office:value-type="float" office:value="5.10756755634809" calcext:value-type="float">
            <text:p>5.10756755634809</text:p>
          </table:table-cell>
          <table:table-cell office:value-type="float" office:value="13267" calcext:value-type="float">
            <text:p>1326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2776279.56879051" calcext:value-type="float">
            <text:p>2776279.56879051</text:p>
          </table:table-cell>
          <table:table-cell office:value-type="float" office:value="15559155.6233215" calcext:value-type="float">
            <text:p>15559155.6233215</text:p>
          </table:table-cell>
          <table:table-cell office:value-type="float" office:value="360.19427266673" calcext:value-type="float">
            <text:p>360.19427266673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94476" calcext:value-type="float">
            <text:p>94476</text:p>
          </table:table-cell>
          <table:table-cell office:value-type="float" office:value="2018.64351344568" calcext:value-type="float">
            <text:p>2018.64351344568</text:p>
          </table:table-cell>
          <table:table-cell office:value-type="float" office:value="5.60431874305074" calcext:value-type="float">
            <text:p>5.60431874305074</text:p>
          </table:table-cell>
          <table:table-cell office:value-type="float" office:value="10511" calcext:value-type="float">
            <text:p>1051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2365512.76116529" calcext:value-type="float">
            <text:p>2365512.76116529</text:p>
          </table:table-cell>
          <table:table-cell office:value-type="float" office:value="13947101.8349351" calcext:value-type="float">
            <text:p>13947101.8349351</text:p>
          </table:table-cell>
          <table:table-cell office:value-type="float" office:value="422.741325439895" calcext:value-type="float">
            <text:p>422.741325439895</text:p>
          </table:table-cell>
          <table:table-cell office:value-type="float" office:value="319" calcext:value-type="float">
            <text:p>319</text:p>
          </table:table-cell>
          <table:table-cell office:value-type="float" office:value="233" calcext:value-type="float">
            <text:p>233</text:p>
          </table:table-cell>
          <table:table-cell office:value-type="float" office:value="87963" calcext:value-type="float">
            <text:p>87963</text:p>
          </table:table-cell>
          <table:table-cell office:value-type="float" office:value="2492.48975213357" calcext:value-type="float">
            <text:p>2492.48975213357</text:p>
          </table:table-cell>
          <table:table-cell office:value-type="float" office:value="5.89601631574566" calcext:value-type="float">
            <text:p>5.89601631574566</text:p>
          </table:table-cell>
          <table:table-cell office:value-type="float" office:value="6081" calcext:value-type="float">
            <text:p>608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2521440.0688289" calcext:value-type="float">
            <text:p>2521440.0688289</text:p>
          </table:table-cell>
          <table:table-cell office:value-type="float" office:value="3986518.2938568" calcext:value-type="float">
            <text:p>3986518.2938568</text:p>
          </table:table-cell>
          <table:table-cell office:value-type="float" office:value="396.598758131283" calcext:value-type="float">
            <text:p>396.598758131283</text:p>
          </table:table-cell>
          <table:table-cell office:value-type="float" office:value="335" calcext:value-type="float">
            <text:p>335</text:p>
          </table:table-cell>
          <table:table-cell office:value-type="float" office:value="272" calcext:value-type="float">
            <text:p>272</text:p>
          </table:table-cell>
          <table:table-cell office:value-type="float" office:value="18995" calcext:value-type="float">
            <text:p>18995</text:p>
          </table:table-cell>
          <table:table-cell office:value-type="float" office:value="627.041754494517" calcext:value-type="float">
            <text:p>627.041754494517</text:p>
          </table:table-cell>
          <table:table-cell office:value-type="float" office:value="1.58104820461125" calcext:value-type="float">
            <text:p>1.58104820461125</text:p>
          </table:table-cell>
          <table:table-cell office:value-type="float" office:value="3382" calcext:value-type="float">
            <text:p>338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2395150.35939935" calcext:value-type="float">
            <text:p>2395150.35939935</text:p>
          </table:table-cell>
          <table:table-cell office:value-type="float" office:value="690864.615436739" calcext:value-type="float">
            <text:p>690864.615436739</text:p>
          </table:table-cell>
          <table:table-cell office:value-type="float" office:value="417.510322922181" calcext:value-type="float">
            <text:p>417.510322922181</text:p>
          </table:table-cell>
          <table:table-cell office:value-type="float" office:value="371" calcext:value-type="float">
            <text:p>371</text:p>
          </table:table-cell>
          <table:table-cell office:value-type="float" office:value="287" calcext:value-type="float">
            <text:p>287</text:p>
          </table:table-cell>
          <table:table-cell office:value-type="float" office:value="2734" calcext:value-type="float">
            <text:p>2734</text:p>
          </table:table-cell>
          <table:table-cell office:value-type="float" office:value="120.427975452379" calcext:value-type="float">
            <text:p>120.427975452379</text:p>
          </table:table-cell>
          <table:table-cell office:value-type="float" office:value="0.288443108686501" calcext:value-type="float">
            <text:p>0.288443108686501</text:p>
          </table:table-cell>
          <table:table-cell office:value-type="float" office:value="1889" calcext:value-type="float">
            <text:p>188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494252.108115307" calcext:value-type="float">
            <text:p>494252.108115307</text:p>
          </table:table-cell>
          <table:table-cell office:value-type="float" office:value="6705183.35691094" calcext:value-type="float">
            <text:p>6705183.35691094</text:p>
          </table:table-cell>
          <table:table-cell office:value-type="float" office:value="2023.25894736842" calcext:value-type="float">
            <text:p>2023.25894736842</text:p>
          </table:table-cell>
          <table:table-cell office:value-type="float" office:value="393.5" calcext:value-type="float">
            <text:p>393.5</text:p>
          </table:table-cell>
          <table:table-cell office:value-type="float" office:value="291" calcext:value-type="float">
            <text:p>291</text:p>
          </table:table-cell>
          <table:table-cell office:value-type="float" office:value="491589" calcext:value-type="float">
            <text:p>491589</text:p>
          </table:table-cell>
          <table:table-cell office:value-type="float" office:value="27448.1828157441" calcext:value-type="float">
            <text:p>27448.1828157441</text:p>
          </table:table-cell>
          <table:table-cell office:value-type="float" office:value="13.5663222206159" calcext:value-type="float">
            <text:p>13.5663222206159</text:p>
          </table:table-cell>
          <table:table-cell office:value-type="float" office:value="950" calcext:value-type="float">
            <text:p>95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376521.77550935" calcext:value-type="float">
            <text:p>376521.77550935</text:p>
          </table:table-cell>
          <table:table-cell office:value-type="float" office:value="367702.443332131" calcext:value-type="float">
            <text:p>367702.443332131</text:p>
          </table:table-cell>
          <table:table-cell office:value-type="float" office:value="2655.88888888889" calcext:value-type="float">
            <text:p>2655.88888888889</text:p>
          </table:table-cell>
          <table:table-cell office:value-type="float" office:value="2368.5" calcext:value-type="float">
            <text:p>2368.5</text:p>
          </table:table-cell>
          <table:table-cell office:value-type="float" office:value="622" calcext:value-type="float">
            <text:p>622</text:p>
          </table:table-cell>
          <table:table-cell office:value-type="float" office:value="19377" calcext:value-type="float">
            <text:p>19377</text:p>
          </table:table-cell>
          <table:table-cell office:value-type="float" office:value="2593.67956167213" calcext:value-type="float">
            <text:p>2593.67956167213</text:p>
          </table:table-cell>
          <table:table-cell office:value-type="float" office:value="0.976576833663103" calcext:value-type="float">
            <text:p>0.976576833663103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9888.429897045" calcext:value-type="float">
            <text:p>259888.429897045</text:p>
          </table:table-cell>
          <table:table-cell office:value-type="float" office:value="225414.579030233" calcext:value-type="float">
            <text:p>225414.579030233</text:p>
          </table:table-cell>
          <table:table-cell office:value-type="float" office:value="3847.805" calcext:value-type="float">
            <text:p>3847.805</text:p>
          </table:table-cell>
          <table:table-cell office:value-type="float" office:value="3115.5" calcext:value-type="float">
            <text:p>3115.5</text:p>
          </table:table-cell>
          <table:table-cell office:value-type="float" office:value="1595" calcext:value-type="float">
            <text:p>1595</text:p>
          </table:table-cell>
          <table:table-cell office:value-type="float" office:value="20794" calcext:value-type="float">
            <text:p>20794</text:p>
          </table:table-cell>
          <table:table-cell office:value-type="float" office:value="3337.39883922122" calcext:value-type="float">
            <text:p>3337.39883922122</text:p>
          </table:table-cell>
          <table:table-cell office:value-type="float" office:value="0.867351344265425" calcext:value-type="float">
            <text:p>0.867351344265425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445.386311886" calcext:value-type="float">
            <text:p>273445.386311886</text:p>
          </table:table-cell>
          <table:table-cell office:value-type="float" office:value="169972.090453112" calcext:value-type="float">
            <text:p>169972.090453112</text:p>
          </table:table-cell>
          <table:table-cell office:value-type="float" office:value="3657.03738317757" calcext:value-type="float">
            <text:p>3657.03738317757</text:p>
          </table:table-cell>
          <table:table-cell office:value-type="float" office:value="3168" calcext:value-type="float">
            <text:p>3168</text:p>
          </table:table-cell>
          <table:table-cell office:value-type="float" office:value="2083" calcext:value-type="float">
            <text:p>2083</text:p>
          </table:table-cell>
          <table:table-cell office:value-type="float" office:value="16355" calcext:value-type="float">
            <text:p>16355</text:p>
          </table:table-cell>
          <table:table-cell office:value-type="float" office:value="2273.19355161799" calcext:value-type="float">
            <text:p>2273.19355161799</text:p>
          </table:table-cell>
          <table:table-cell office:value-type="float" office:value="0.62159428888387" calcext:value-type="float">
            <text:p>0.62159428888387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25119.037000225" calcext:value-type="float">
            <text:p>225119.037000225</text:p>
          </table:table-cell>
          <table:table-cell office:value-type="float" office:value="220242.489444095" calcext:value-type="float">
            <text:p>220242.489444095</text:p>
          </table:table-cell>
          <table:table-cell office:value-type="float" office:value="4442.09433962264" calcext:value-type="float">
            <text:p>4442.09433962264</text:p>
          </table:table-cell>
          <table:table-cell office:value-type="float" office:value="2998" calcext:value-type="float">
            <text:p>2998</text:p>
          </table:table-cell>
          <table:table-cell office:value-type="float" office:value="2520" calcext:value-type="float">
            <text:p>2520</text:p>
          </table:table-cell>
          <table:table-cell office:value-type="float" office:value="20420" calcext:value-type="float">
            <text:p>20420</text:p>
          </table:table-cell>
          <table:table-cell office:value-type="float" office:value="4345.86931758702" calcext:value-type="float">
            <text:p>4345.86931758702</text:p>
          </table:table-cell>
          <table:table-cell office:value-type="float" office:value="0.978337915704015" calcext:value-type="float">
            <text:p>0.978337915704015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s.replace/3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3604.517708238" calcext:value-type="float">
            <text:p>233604.517708238</text:p>
          </table:table-cell>
          <table:table-cell office:value-type="float" office:value="165694.104063201" calcext:value-type="float">
            <text:p>165694.104063201</text:p>
          </table:table-cell>
          <table:table-cell office:value-type="float" office:value="4280.73913043478" calcext:value-type="float">
            <text:p>4280.73913043478</text:p>
          </table:table-cell>
          <table:table-cell office:value-type="float" office:value="3131" calcext:value-type="float">
            <text:p>3131</text:p>
          </table:table-cell>
          <table:table-cell office:value-type="float" office:value="2638" calcext:value-type="float">
            <text:p>2638</text:p>
          </table:table-cell>
          <table:table-cell office:value-type="float" office:value="16107" calcext:value-type="float">
            <text:p>16107</text:p>
          </table:table-cell>
          <table:table-cell office:value-type="float" office:value="3036.29930578464" calcext:value-type="float">
            <text:p>3036.29930578464</text:p>
          </table:table-cell>
          <table:table-cell office:value-type="float" office:value="0.709293234945679" calcext:value-type="float">
            <text:p>0.709293234945679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32" calcext:value-type="float">
            <text:p>32</text:p>
          </table:table-cell>
          <table:table-cell office:value-type="float" office:value="4251141.59602165" calcext:value-type="float">
            <text:p>4251141.59602165</text:p>
          </table:table-cell>
          <table:table-cell office:value-type="float" office:value="37041880.7163639" calcext:value-type="float">
            <text:p>37041880.7163639</text:p>
          </table:table-cell>
          <table:table-cell office:value-type="float" office:value="235.230932071478" calcext:value-type="float">
            <text:p>235.230932071478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90928" calcext:value-type="float">
            <text:p>90928</text:p>
          </table:table-cell>
          <table:table-cell office:value-type="float" office:value="2049.66029236595" calcext:value-type="float">
            <text:p>2049.66029236595</text:p>
          </table:table-cell>
          <table:table-cell office:value-type="float" office:value="8.71339612659078" calcext:value-type="float">
            <text:p>8.71339612659078</text:p>
          </table:table-cell>
          <table:table-cell office:value-type="float" office:value="16061" calcext:value-type="float">
            <text:p>1606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64" calcext:value-type="float">
            <text:p>64</text:p>
          </table:table-cell>
          <table:table-cell office:value-type="float" office:value="2591833.73897738" calcext:value-type="float">
            <text:p>2591833.73897738</text:p>
          </table:table-cell>
          <table:table-cell office:value-type="float" office:value="18356225.8885385" calcext:value-type="float">
            <text:p>18356225.8885385</text:p>
          </table:table-cell>
          <table:table-cell office:value-type="float" office:value="385.827217603301" calcext:value-type="float">
            <text:p>385.827217603301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float" office:value="98220" calcext:value-type="float">
            <text:p>98220</text:p>
          </table:table-cell>
          <table:table-cell office:value-type="float" office:value="2732.55628004397" calcext:value-type="float">
            <text:p>2732.55628004397</text:p>
          </table:table-cell>
          <table:table-cell office:value-type="float" office:value="7.08233156027247" calcext:value-type="float">
            <text:p>7.08233156027247</text:p>
          </table:table-cell>
          <table:table-cell office:value-type="float" office:value="15997" calcext:value-type="float">
            <text:p>1599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28" calcext:value-type="float">
            <text:p>128</text:p>
          </table:table-cell>
          <table:table-cell office:value-type="float" office:value="1595609.75806159" calcext:value-type="float">
            <text:p>1595609.75806159</text:p>
          </table:table-cell>
          <table:table-cell office:value-type="float" office:value="8751294.07883196" calcext:value-type="float">
            <text:p>8751294.07883196</text:p>
          </table:table-cell>
          <table:table-cell office:value-type="float" office:value="626.719656825637" calcext:value-type="float">
            <text:p>626.719656825637</text:p>
          </table:table-cell>
          <table:table-cell office:value-type="float" office:value="410" calcext:value-type="float">
            <text:p>410</text:p>
          </table:table-cell>
          <table:table-cell office:value-type="float" office:value="31" calcext:value-type="float">
            <text:p>31</text:p>
          </table:table-cell>
          <table:table-cell office:value-type="float" office:value="136545" calcext:value-type="float">
            <text:p>136545</text:p>
          </table:table-cell>
          <table:table-cell office:value-type="float" office:value="3437.31165728687" calcext:value-type="float">
            <text:p>3437.31165728687</text:p>
          </table:table-cell>
          <table:table-cell office:value-type="float" office:value="5.4846080218658" calcext:value-type="float">
            <text:p>5.4846080218658</text:p>
          </table:table-cell>
          <table:table-cell office:value-type="float" office:value="15852" calcext:value-type="float">
            <text:p>1585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56" calcext:value-type="float">
            <text:p>256</text:p>
          </table:table-cell>
          <table:table-cell office:value-type="float" office:value="860959.458160105" calcext:value-type="float">
            <text:p>860959.458160105</text:p>
          </table:table-cell>
          <table:table-cell office:value-type="float" office:value="3739155.51697474" calcext:value-type="float">
            <text:p>3739155.51697474</text:p>
          </table:table-cell>
          <table:table-cell office:value-type="float" office:value="1161.49487704918" calcext:value-type="float">
            <text:p>1161.49487704918</text:p>
          </table:table-cell>
          <table:table-cell office:value-type="float" office:value="746" calcext:value-type="float">
            <text:p>746</text:p>
          </table:table-cell>
          <table:table-cell office:value-type="float" office:value="33" calcext:value-type="float">
            <text:p>33</text:p>
          </table:table-cell>
          <table:table-cell office:value-type="float" office:value="150388" calcext:value-type="float">
            <text:p>150388</text:p>
          </table:table-cell>
          <table:table-cell office:value-type="float" office:value="5044.38383978902" calcext:value-type="float">
            <text:p>5044.38383978902</text:p>
          </table:table-cell>
          <table:table-cell office:value-type="float" office:value="4.34300997745634" calcext:value-type="float">
            <text:p>4.34300997745634</text:p>
          </table:table-cell>
          <table:table-cell office:value-type="float" office:value="15616" calcext:value-type="float">
            <text:p>156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512" calcext:value-type="float">
            <text:p>512</text:p>
          </table:table-cell>
          <table:table-cell office:value-type="float" office:value="480004.504574832" calcext:value-type="float">
            <text:p>480004.504574832</text:p>
          </table:table-cell>
          <table:table-cell office:value-type="float" office:value="1338158.18402792" calcext:value-type="float">
            <text:p>1338158.18402792</text:p>
          </table:table-cell>
          <table:table-cell office:value-type="float" office:value="2083.31378241077" calcext:value-type="float">
            <text:p>2083.31378241077</text:p>
          </table:table-cell>
          <table:table-cell office:value-type="float" office:value="1423" calcext:value-type="float">
            <text:p>1423</text:p>
          </table:table-cell>
          <table:table-cell office:value-type="float" office:value="38" calcext:value-type="float">
            <text:p>38</text:p>
          </table:table-cell>
          <table:table-cell office:value-type="float" office:value="133951" calcext:value-type="float">
            <text:p>133951</text:p>
          </table:table-cell>
          <table:table-cell office:value-type="float" office:value="5807.86922052001" calcext:value-type="float">
            <text:p>5807.86922052001</text:p>
          </table:table-cell>
          <table:table-cell office:value-type="float" office:value="2.78780338783113" calcext:value-type="float">
            <text:p>2.78780338783113</text:p>
          </table:table-cell>
          <table:table-cell office:value-type="float" office:value="15157" calcext:value-type="float">
            <text:p>1515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024" calcext:value-type="float">
            <text:p>1024</text:p>
          </table:table-cell>
          <table:table-cell office:value-type="float" office:value="233282.774120741" calcext:value-type="float">
            <text:p>233282.774120741</text:p>
          </table:table-cell>
          <table:table-cell office:value-type="float" office:value="492211.127816328" calcext:value-type="float">
            <text:p>492211.127816328</text:p>
          </table:table-cell>
          <table:table-cell office:value-type="float" office:value="4286.64312557612" calcext:value-type="float">
            <text:p>4286.64312557612</text:p>
          </table:table-cell>
          <table:table-cell office:value-type="float" office:value="2862" calcext:value-type="float">
            <text:p>2862</text:p>
          </table:table-cell>
          <table:table-cell office:value-type="float" office:value="45" calcext:value-type="float">
            <text:p>45</text:p>
          </table:table-cell>
          <table:table-cell office:value-type="float" office:value="153727" calcext:value-type="float">
            <text:p>153727</text:p>
          </table:table-cell>
          <table:table-cell office:value-type="float" office:value="9044.53170766001" calcext:value-type="float">
            <text:p>9044.53170766001</text:p>
          </table:table-cell>
          <table:table-cell office:value-type="float" office:value="2.10993344738593" calcext:value-type="float">
            <text:p>2.10993344738593</text:p>
          </table:table-cell>
          <table:table-cell office:value-type="float" office:value="14103" calcext:value-type="float">
            <text:p>1410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048" calcext:value-type="float">
            <text:p>2048</text:p>
          </table:table-cell>
          <table:table-cell office:value-type="float" office:value="118066.638167648" calcext:value-type="float">
            <text:p>118066.638167648</text:p>
          </table:table-cell>
          <table:table-cell office:value-type="float" office:value="185589.849833489" calcext:value-type="float">
            <text:p>185589.849833489</text:p>
          </table:table-cell>
          <table:table-cell office:value-type="float" office:value="8469.79312293163" calcext:value-type="float">
            <text:p>8469.79312293163</text:p>
          </table:table-cell>
          <table:table-cell office:value-type="float" office:value="5665" calcext:value-type="float">
            <text:p>5665</text:p>
          </table:table-cell>
          <table:table-cell office:value-type="float" office:value="49" calcext:value-type="float">
            <text:p>49</text:p>
          </table:table-cell>
          <table:table-cell office:value-type="float" office:value="179912" calcext:value-type="float">
            <text:p>179912</text:p>
          </table:table-cell>
          <table:table-cell office:value-type="float" office:value="13313.7324666904" calcext:value-type="float">
            <text:p>13313.7324666904</text:p>
          </table:table-cell>
          <table:table-cell office:value-type="float" office:value="1.5719076338056" calcext:value-type="float">
            <text:p>1.5719076338056</text:p>
          </table:table-cell>
          <table:table-cell office:value-type="float" office:value="12389" calcext:value-type="float">
            <text:p>1238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4096" calcext:value-type="float">
            <text:p>4096</text:p>
          </table:table-cell>
          <table:table-cell office:value-type="float" office:value="59895.9759122255" calcext:value-type="float">
            <text:p>59895.9759122255</text:p>
          </table:table-cell>
          <table:table-cell office:value-type="float" office:value="66733.2078554028" calcext:value-type="float">
            <text:p>66733.2078554028</text:p>
          </table:table-cell>
          <table:table-cell office:value-type="float" office:value="16695.6124308827" calcext:value-type="float">
            <text:p>16695.6124308827</text:p>
          </table:table-cell>
          <table:table-cell office:value-type="float" office:value="11537" calcext:value-type="float">
            <text:p>11537</text:p>
          </table:table-cell>
          <table:table-cell office:value-type="float" office:value="50" calcext:value-type="float">
            <text:p>50</text:p>
          </table:table-cell>
          <table:table-cell office:value-type="float" office:value="186710" calcext:value-type="float">
            <text:p>186710</text:p>
          </table:table-cell>
          <table:table-cell office:value-type="float" office:value="18601.4462182914" calcext:value-type="float">
            <text:p>18601.4462182914</text:p>
          </table:table-cell>
          <table:table-cell office:value-type="float" office:value="1.11415177462334" calcext:value-type="float">
            <text:p>1.11415177462334</text:p>
          </table:table-cell>
          <table:table-cell office:value-type="float" office:value="9766" calcext:value-type="float">
            <text:p>97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8192" calcext:value-type="float">
            <text:p>8192</text:p>
          </table:table-cell>
          <table:table-cell office:value-type="float" office:value="32082.7360579704" calcext:value-type="float">
            <text:p>32082.7360579704</text:p>
          </table:table-cell>
          <table:table-cell office:value-type="float" office:value="27535.9491735136" calcext:value-type="float">
            <text:p>27535.9491735136</text:p>
          </table:table-cell>
          <table:table-cell office:value-type="float" office:value="31169.4114302813" calcext:value-type="float">
            <text:p>31169.4114302813</text:p>
          </table:table-cell>
          <table:table-cell office:value-type="float" office:value="24105" calcext:value-type="float">
            <text:p>24105</text:p>
          </table:table-cell>
          <table:table-cell office:value-type="float" office:value="83" calcext:value-type="float">
            <text:p>83</text:p>
          </table:table-cell>
          <table:table-cell office:value-type="float" office:value="222820" calcext:value-type="float">
            <text:p>222820</text:p>
          </table:table-cell>
          <table:table-cell office:value-type="float" office:value="26752.0615249813" calcext:value-type="float">
            <text:p>26752.0615249813</text:p>
          </table:table-cell>
          <table:table-cell office:value-type="float" office:value="0.85827932891256" calcext:value-type="float">
            <text:p>0.85827932891256</text:p>
          </table:table-cell>
          <table:table-cell office:value-type="float" office:value="6684" calcext:value-type="float">
            <text:p>668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6384" calcext:value-type="float">
            <text:p>16384</text:p>
          </table:table-cell>
          <table:table-cell office:value-type="float" office:value="16585.9012127863" calcext:value-type="float">
            <text:p>16585.9012127863</text:p>
          </table:table-cell>
          <table:table-cell office:value-type="float" office:value="12583.7180014928" calcext:value-type="float">
            <text:p>12583.7180014928</text:p>
          </table:table-cell>
          <table:table-cell office:value-type="float" office:value="60292.1714756801" calcext:value-type="float">
            <text:p>60292.1714756801</text:p>
          </table:table-cell>
          <table:table-cell office:value-type="float" office:value="52750" calcext:value-type="float">
            <text:p>52750</text:p>
          </table:table-cell>
          <table:table-cell office:value-type="float" office:value="104" calcext:value-type="float">
            <text:p>104</text:p>
          </table:table-cell>
          <table:table-cell office:value-type="float" office:value="305232" calcext:value-type="float">
            <text:p>305232</text:p>
          </table:table-cell>
          <table:table-cell office:value-type="float" office:value="45743.6514189965" calcext:value-type="float">
            <text:p>45743.6514189965</text:p>
          </table:table-cell>
          <table:table-cell office:value-type="float" office:value="0.758699683547606" calcext:value-type="float">
            <text:p>0.758699683547606</text:p>
          </table:table-cell>
          <table:table-cell office:value-type="float" office:value="3639" calcext:value-type="float">
            <text:p>363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32768" calcext:value-type="float">
            <text:p>32768</text:p>
          </table:table-cell>
          <table:table-cell office:value-type="float" office:value="6388.73348273759" calcext:value-type="float">
            <text:p>6388.73348273759</text:p>
          </table:table-cell>
          <table:table-cell office:value-type="float" office:value="5983.56957540281" calcext:value-type="float">
            <text:p>5983.56957540281</text:p>
          </table:table-cell>
          <table:table-cell office:value-type="float" office:value="156525.546526868" calcext:value-type="float">
            <text:p>156525.546526868</text:p>
          </table:table-cell>
          <table:table-cell office:value-type="float" office:value="106869.5" calcext:value-type="float">
            <text:p>106869.5</text:p>
          </table:table-cell>
          <table:table-cell office:value-type="float" office:value="68" calcext:value-type="float">
            <text:p>68</text:p>
          </table:table-cell>
          <table:table-cell office:value-type="float" office:value="795655" calcext:value-type="float">
            <text:p>795655</text:p>
          </table:table-cell>
          <table:table-cell office:value-type="float" office:value="146598.930836936" calcext:value-type="float">
            <text:p>146598.930836936</text:p>
          </table:table-cell>
          <table:table-cell office:value-type="float" office:value="0.936581497971462" calcext:value-type="float">
            <text:p>0.936581497971462</text:p>
          </table:table-cell>
          <table:table-cell office:value-type="float" office:value="1526" calcext:value-type="float">
            <text:p>152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65536" calcext:value-type="float">
            <text:p>65536</text:p>
          </table:table-cell>
          <table:table-cell office:value-type="float" office:value="3139.58088518759" calcext:value-type="float">
            <text:p>3139.58088518759</text:p>
          </table:table-cell>
          <table:table-cell office:value-type="float" office:value="2570.75544211941" calcext:value-type="float">
            <text:p>2570.75544211941</text:p>
          </table:table-cell>
          <table:table-cell office:value-type="float" office:value="318513.851551957" calcext:value-type="float">
            <text:p>318513.851551957</text:p>
          </table:table-cell>
          <table:table-cell office:value-type="float" office:value="235391" calcext:value-type="float">
            <text:p>235391</text:p>
          </table:table-cell>
          <table:table-cell office:value-type="float" office:value="742" calcext:value-type="float">
            <text:p>742</text:p>
          </table:table-cell>
          <table:table-cell office:value-type="float" office:value="1201160" calcext:value-type="float">
            <text:p>1201160</text:p>
          </table:table-cell>
          <table:table-cell office:value-type="float" office:value="260805.899644367" calcext:value-type="float">
            <text:p>260805.899644367</text:p>
          </table:table-cell>
          <table:table-cell office:value-type="float" office:value="0.818821217267607" calcext:value-type="float">
            <text:p>0.818821217267607</text:p>
          </table:table-cell>
          <table:table-cell office:value-type="float" office:value="741" calcext:value-type="float">
            <text:p>74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34.63137801651" calcext:value-type="float">
            <text:p>1334.63137801651</text:p>
          </table:table-cell>
          <table:table-cell office:value-type="float" office:value="1482.3642981368" calcext:value-type="float">
            <text:p>1482.3642981368</text:p>
          </table:table-cell>
          <table:table-cell office:value-type="float" office:value="749270.56" calcext:value-type="float">
            <text:p>749270.56</text:p>
          </table:table-cell>
          <table:table-cell office:value-type="float" office:value="597162.5" calcext:value-type="float">
            <text:p>597162.5</text:p>
          </table:table-cell>
          <table:table-cell office:value-type="float" office:value="5417" calcext:value-type="float">
            <text:p>5417</text:p>
          </table:table-cell>
          <table:table-cell office:value-type="float" office:value="4016242" calcext:value-type="float">
            <text:p>4016242</text:p>
          </table:table-cell>
          <table:table-cell office:value-type="float" office:value="832208.762721917" calcext:value-type="float">
            <text:p>832208.762721917</text:p>
          </table:table-cell>
          <table:table-cell office:value-type="float" office:value="1.11069192778896" calcext:value-type="float">
            <text:p>1.11069192778896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5.935597691097" calcext:value-type="float">
            <text:p>535.935597691097</text:p>
          </table:table-cell>
          <table:table-cell office:value-type="float" office:value="485.07403353524" calcext:value-type="float">
            <text:p>485.07403353524</text:p>
          </table:table-cell>
          <table:table-cell office:value-type="float" office:value="1865895.8358209" calcext:value-type="float">
            <text:p>1865895.8358209</text:p>
          </table:table-cell>
          <table:table-cell office:value-type="float" office:value="1023699.5" calcext:value-type="float">
            <text:p>1023699.5</text:p>
          </table:table-cell>
          <table:table-cell office:value-type="float" office:value="28607" calcext:value-type="float">
            <text:p>28607</text:p>
          </table:table-cell>
          <table:table-cell office:value-type="float" office:value="5298342" calcext:value-type="float">
            <text:p>5298342</text:p>
          </table:table-cell>
          <table:table-cell office:value-type="float" office:value="1688817.87874806" calcext:value-type="float">
            <text:p>1688817.87874806</text:p>
          </table:table-cell>
          <table:table-cell office:value-type="float" office:value="0.90509761923825" calcext:value-type="float">
            <text:p>0.90509761923825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9.747558322408" calcext:value-type="float">
            <text:p>199.747558322408</text:p>
          </table:table-cell>
          <table:table-cell office:value-type="float" office:value="161.959735118153" calcext:value-type="float">
            <text:p>161.959735118153</text:p>
          </table:table-cell>
          <table:table-cell office:value-type="float" office:value="5006319.01785714" calcext:value-type="float">
            <text:p>5006319.01785714</text:p>
          </table:table-cell>
          <table:table-cell office:value-type="float" office:value="3609721.5" calcext:value-type="float">
            <text:p>3609721.5</text:p>
          </table:table-cell>
          <table:table-cell office:value-type="float" office:value="6401" calcext:value-type="float">
            <text:p>6401</text:p>
          </table:table-cell>
          <table:table-cell office:value-type="float" office:value="21111867" calcext:value-type="float">
            <text:p>21111867</text:p>
          </table:table-cell>
          <table:table-cell office:value-type="float" office:value="4059234.10958738" calcext:value-type="float">
            <text:p>4059234.10958738</text:p>
          </table:table-cell>
          <table:table-cell office:value-type="float" office:value="0.810822102049113" calcext:value-type="float">
            <text:p>0.810822102049113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.replace_at/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4.60006422646" calcext:value-type="float">
            <text:p>114.60006422646</text:p>
          </table:table-cell>
          <table:table-cell office:value-type="float" office:value="114.371673336167" calcext:value-type="float">
            <text:p>114.371673336167</text:p>
          </table:table-cell>
          <table:table-cell office:value-type="float" office:value="8725998.6" calcext:value-type="float">
            <text:p>8725998.6</text:p>
          </table:table-cell>
          <table:table-cell office:value-type="float" office:value="5264811" calcext:value-type="float">
            <text:p>5264811</text:p>
          </table:table-cell>
          <table:table-cell office:value-type="float" office:value="281109" calcext:value-type="float">
            <text:p>281109</text:p>
          </table:table-cell>
          <table:table-cell office:value-type="float" office:value="37108151" calcext:value-type="float">
            <text:p>37108151</text:p>
          </table:table-cell>
          <table:table-cell office:value-type="float" office:value="8708608.22066292" calcext:value-type="float">
            <text:p>8708608.22066292</text:p>
          </table:table-cell>
          <table:table-cell office:value-type="float" office:value="0.998007061411049" calcext:value-type="float">
            <text:p>0.998007061411049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1623336.73225068" calcext:value-type="float">
            <text:p>1623336.73225068</text:p>
          </table:table-cell>
          <table:table-cell office:value-type="float" office:value="10210419.1091808" calcext:value-type="float">
            <text:p>10210419.1091808</text:p>
          </table:table-cell>
          <table:table-cell office:value-type="float" office:value="616.015137299056" calcext:value-type="float">
            <text:p>616.015137299056</text:p>
          </table:table-cell>
          <table:table-cell office:value-type="float" office:value="358" calcext:value-type="float">
            <text:p>358</text:p>
          </table:table-cell>
          <table:table-cell office:value-type="float" office:value="226" calcext:value-type="float">
            <text:p>226</text:p>
          </table:table-cell>
          <table:table-cell office:value-type="float" office:value="125512" calcext:value-type="float">
            <text:p>125512</text:p>
          </table:table-cell>
          <table:table-cell office:value-type="float" office:value="3874.59521149531" calcext:value-type="float">
            <text:p>3874.59521149531</text:p>
          </table:table-cell>
          <table:table-cell office:value-type="float" office:value="6.28977272942291" calcext:value-type="float">
            <text:p>6.28977272942291</text:p>
          </table:table-cell>
          <table:table-cell office:value-type="float" office:value="15987" calcext:value-type="float">
            <text:p>1598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1958432.92774612" calcext:value-type="float">
            <text:p>1958432.92774612</text:p>
          </table:table-cell>
          <table:table-cell office:value-type="float" office:value="12154767.3067584" calcext:value-type="float">
            <text:p>12154767.3067584</text:p>
          </table:table-cell>
          <table:table-cell office:value-type="float" office:value="510.612329803328" calcext:value-type="float">
            <text:p>510.612329803328</text:p>
          </table:table-cell>
          <table:table-cell office:value-type="float" office:value="358" calcext:value-type="float">
            <text:p>358</text:p>
          </table:table-cell>
          <table:table-cell office:value-type="float" office:value="238" calcext:value-type="float">
            <text:p>238</text:p>
          </table:table-cell>
          <table:table-cell office:value-type="float" office:value="96082" calcext:value-type="float">
            <text:p>96082</text:p>
          </table:table-cell>
          <table:table-cell office:value-type="float" office:value="3169.05111469091" calcext:value-type="float">
            <text:p>3169.05111469091</text:p>
          </table:table-cell>
          <table:table-cell office:value-type="float" office:value="6.20637405272122" calcext:value-type="float">
            <text:p>6.20637405272122</text:p>
          </table:table-cell>
          <table:table-cell office:value-type="float" office:value="15864" calcext:value-type="float">
            <text:p>1586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1770744.52066443" calcext:value-type="float">
            <text:p>1770744.52066443</text:p>
          </table:table-cell>
          <table:table-cell office:value-type="float" office:value="10242869.654992" calcext:value-type="float">
            <text:p>10242869.654992</text:p>
          </table:table-cell>
          <table:table-cell office:value-type="float" office:value="564.734205488194" calcext:value-type="float">
            <text:p>564.734205488194</text:p>
          </table:table-cell>
          <table:table-cell office:value-type="float" office:value="385" calcext:value-type="float">
            <text:p>385</text:p>
          </table:table-cell>
          <table:table-cell office:value-type="float" office:value="250" calcext:value-type="float">
            <text:p>250</text:p>
          </table:table-cell>
          <table:table-cell office:value-type="float" office:value="95068" calcext:value-type="float">
            <text:p>95068</text:p>
          </table:table-cell>
          <table:table-cell office:value-type="float" office:value="3266.70436589043" calcext:value-type="float">
            <text:p>3266.70436589043</text:p>
          </table:table-cell>
          <table:table-cell office:value-type="float" office:value="5.78449885653106" calcext:value-type="float">
            <text:p>5.78449885653106</text:p>
          </table:table-cell>
          <table:table-cell office:value-type="float" office:value="15670" calcext:value-type="float">
            <text:p>1567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1730428.81967724" calcext:value-type="float">
            <text:p>1730428.81967724</text:p>
          </table:table-cell>
          <table:table-cell office:value-type="float" office:value="9450099.12959244" calcext:value-type="float">
            <text:p>9450099.12959244</text:p>
          </table:table-cell>
          <table:table-cell office:value-type="float" office:value="577.891438601053" calcext:value-type="float">
            <text:p>577.891438601053</text:p>
          </table:table-cell>
          <table:table-cell office:value-type="float" office:value="407" calcext:value-type="float">
            <text:p>407</text:p>
          </table:table-cell>
          <table:table-cell office:value-type="float" office:value="256" calcext:value-type="float">
            <text:p>256</text:p>
          </table:table-cell>
          <table:table-cell office:value-type="float" office:value="91330" calcext:value-type="float">
            <text:p>91330</text:p>
          </table:table-cell>
          <table:table-cell office:value-type="float" office:value="3155.9410701108" calcext:value-type="float">
            <text:p>3155.9410701108</text:p>
          </table:table-cell>
          <table:table-cell office:value-type="float" office:value="5.46113138092274" calcext:value-type="float">
            <text:p>5.46113138092274</text:p>
          </table:table-cell>
          <table:table-cell office:value-type="float" office:value="15383" calcext:value-type="float">
            <text:p>1538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1682926.42039472" calcext:value-type="float">
            <text:p>1682926.42039472</text:p>
          </table:table-cell>
          <table:table-cell office:value-type="float" office:value="9778177.59872055" calcext:value-type="float">
            <text:p>9778177.59872055</text:p>
          </table:table-cell>
          <table:table-cell office:value-type="float" office:value="594.203042914648" calcext:value-type="float">
            <text:p>594.203042914648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5116" calcext:value-type="float">
            <text:p>155116</text:p>
          </table:table-cell>
          <table:table-cell office:value-type="float" office:value="3452.45211728083" calcext:value-type="float">
            <text:p>3452.45211728083</text:p>
          </table:table-cell>
          <table:table-cell office:value-type="float" office:value="5.8102228833196" calcext:value-type="float">
            <text:p>5.8102228833196</text:p>
          </table:table-cell>
          <table:table-cell office:value-type="float" office:value="14657" calcext:value-type="float">
            <text:p>1465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1708026.22839612" calcext:value-type="float">
            <text:p>1708026.22839612</text:p>
          </table:table-cell>
          <table:table-cell office:value-type="float" office:value="9067279.77490581" calcext:value-type="float">
            <text:p>9067279.77490581</text:p>
          </table:table-cell>
          <table:table-cell office:value-type="float" office:value="585.471103063226" calcext:value-type="float">
            <text:p>585.471103063226</text:p>
          </table:table-cell>
          <table:table-cell office:value-type="float" office:value="420" calcext:value-type="float">
            <text:p>420</text:p>
          </table:table-cell>
          <table:table-cell office:value-type="float" office:value="282" calcext:value-type="float">
            <text:p>282</text:p>
          </table:table-cell>
          <table:table-cell office:value-type="float" office:value="100225" calcext:value-type="float">
            <text:p>100225</text:p>
          </table:table-cell>
          <table:table-cell office:value-type="float" office:value="3108.04963257614" calcext:value-type="float">
            <text:p>3108.04963257614</text:p>
          </table:table-cell>
          <table:table-cell office:value-type="float" office:value="5.30863029159699" calcext:value-type="float">
            <text:p>5.30863029159699</text:p>
          </table:table-cell>
          <table:table-cell office:value-type="float" office:value="13254" calcext:value-type="float">
            <text:p>132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1538524.13612986" calcext:value-type="float">
            <text:p>1538524.13612986</text:p>
          </table:table-cell>
          <table:table-cell office:value-type="float" office:value="8767557.04764269" calcext:value-type="float">
            <text:p>8767557.04764269</text:p>
          </table:table-cell>
          <table:table-cell office:value-type="float" office:value="649.973553561199" calcext:value-type="float">
            <text:p>649.973553561199</text:p>
          </table:table-cell>
          <table:table-cell office:value-type="float" office:value="441" calcext:value-type="float">
            <text:p>441</text:p>
          </table:table-cell>
          <table:table-cell office:value-type="float" office:value="322" calcext:value-type="float">
            <text:p>322</text:p>
          </table:table-cell>
          <table:table-cell office:value-type="float" office:value="100766" calcext:value-type="float">
            <text:p>100766</text:p>
          </table:table-cell>
          <table:table-cell office:value-type="float" office:value="3703.99142690203" calcext:value-type="float">
            <text:p>3703.99142690203</text:p>
          </table:table-cell>
          <table:table-cell office:value-type="float" office:value="5.69868021030686" calcext:value-type="float">
            <text:p>5.69868021030686</text:p>
          </table:table-cell>
          <table:table-cell office:value-type="float" office:value="10474" calcext:value-type="float">
            <text:p>1047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1540587.10392407" calcext:value-type="float">
            <text:p>1540587.10392407</text:p>
          </table:table-cell>
          <table:table-cell office:value-type="float" office:value="8279116.98463708" calcext:value-type="float">
            <text:p>8279116.98463708</text:p>
          </table:table-cell>
          <table:table-cell office:value-type="float" office:value="649.103187643773" calcext:value-type="float">
            <text:p>649.103187643773</text:p>
          </table:table-cell>
          <table:table-cell office:value-type="float" office:value="478" calcext:value-type="float">
            <text:p>478</text:p>
          </table:table-cell>
          <table:table-cell office:value-type="float" office:value="391" calcext:value-type="float">
            <text:p>391</text:p>
          </table:table-cell>
          <table:table-cell office:value-type="float" office:value="114277" calcext:value-type="float">
            <text:p>114277</text:p>
          </table:table-cell>
          <table:table-cell office:value-type="float" office:value="3488.28132594086" calcext:value-type="float">
            <text:p>3488.28132594086</text:p>
          </table:table-cell>
          <table:table-cell office:value-type="float" office:value="5.37400122560363" calcext:value-type="float">
            <text:p>5.37400122560363</text:p>
          </table:table-cell>
          <table:table-cell office:value-type="float" office:value="6086" calcext:value-type="float">
            <text:p>608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1722237.21470982" calcext:value-type="float">
            <text:p>1722237.21470982</text:p>
          </table:table-cell>
          <table:table-cell office:value-type="float" office:value="1789476.92926417" calcext:value-type="float">
            <text:p>1789476.92926417</text:p>
          </table:table-cell>
          <table:table-cell office:value-type="float" office:value="580.640106635071" calcext:value-type="float">
            <text:p>580.640106635071</text:p>
          </table:table-cell>
          <table:table-cell office:value-type="float" office:value="518" calcext:value-type="float">
            <text:p>518</text:p>
          </table:table-cell>
          <table:table-cell office:value-type="float" office:value="441" calcext:value-type="float">
            <text:p>441</text:p>
          </table:table-cell>
          <table:table-cell office:value-type="float" office:value="19120" calcext:value-type="float">
            <text:p>19120</text:p>
          </table:table-cell>
          <table:table-cell office:value-type="float" office:value="603.309501243135" calcext:value-type="float">
            <text:p>603.309501243135</text:p>
          </table:table-cell>
          <table:table-cell office:value-type="float" office:value="1.03904207502895" calcext:value-type="float">
            <text:p>1.03904207502895</text:p>
          </table:table-cell>
          <table:table-cell office:value-type="float" office:value="3376" calcext:value-type="float">
            <text:p>337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629332.7771148" calcext:value-type="float">
            <text:p>1629332.7771148</text:p>
          </table:table-cell>
          <table:table-cell office:value-type="float" office:value="1262220.56760952" calcext:value-type="float">
            <text:p>1262220.56760952</text:p>
          </table:table-cell>
          <table:table-cell office:value-type="float" office:value="613.748163693599" calcext:value-type="float">
            <text:p>613.748163693599</text:p>
          </table:table-cell>
          <table:table-cell office:value-type="float" office:value="532" calcext:value-type="float">
            <text:p>532</text:p>
          </table:table-cell>
          <table:table-cell office:value-type="float" office:value="437" calcext:value-type="float">
            <text:p>437</text:p>
          </table:table-cell>
          <table:table-cell office:value-type="float" office:value="19019" calcext:value-type="float">
            <text:p>19019</text:p>
          </table:table-cell>
          <table:table-cell office:value-type="float" office:value="475.461837156703" calcext:value-type="float">
            <text:p>475.461837156703</text:p>
          </table:table-cell>
          <table:table-cell office:value-type="float" office:value="0.774685555546635" calcext:value-type="float">
            <text:p>0.774685555546635</text:p>
          </table:table-cell>
          <table:table-cell office:value-type="float" office:value="1906" calcext:value-type="float">
            <text:p>190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228296.367379158" calcext:value-type="float">
            <text:p>228296.367379158</text:p>
          </table:table-cell>
          <table:table-cell office:value-type="float" office:value="2206454.08646943" calcext:value-type="float">
            <text:p>2206454.08646943</text:p>
          </table:table-cell>
          <table:table-cell office:value-type="float" office:value="4380.27118644068" calcext:value-type="float">
            <text:p>4380.27118644068</text:p>
          </table:table-cell>
          <table:table-cell office:value-type="float" office:value="592.5" calcext:value-type="float">
            <text:p>592.5</text:p>
          </table:table-cell>
          <table:table-cell office:value-type="float" office:value="472" calcext:value-type="float">
            <text:p>472</text:p>
          </table:table-cell>
          <table:table-cell office:value-type="float" office:value="517191" calcext:value-type="float">
            <text:p>517191</text:p>
          </table:table-cell>
          <table:table-cell office:value-type="float" office:value="42334.7395761001" calcext:value-type="float">
            <text:p>42334.7395761001</text:p>
          </table:table-cell>
          <table:table-cell office:value-type="float" office:value="9.66486725916632" calcext:value-type="float">
            <text:p>9.66486725916632</text:p>
          </table:table-cell>
          <table:table-cell office:value-type="float" office:value="944" calcext:value-type="float">
            <text:p>94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248098.072599935" calcext:value-type="float">
            <text:p>248098.072599935</text:p>
          </table:table-cell>
          <table:table-cell office:value-type="float" office:value="222936.859234228" calcext:value-type="float">
            <text:p>222936.859234228</text:p>
          </table:table-cell>
          <table:table-cell office:value-type="float" office:value="4030.66412213741" calcext:value-type="float">
            <text:p>4030.66412213741</text:p>
          </table:table-cell>
          <table:table-cell office:value-type="float" office:value="3255" calcext:value-type="float">
            <text:p>3255</text:p>
          </table:table-cell>
          <table:table-cell office:value-type="float" office:value="2221" calcext:value-type="float">
            <text:p>2221</text:p>
          </table:table-cell>
          <table:table-cell office:value-type="float" office:value="21667" calcext:value-type="float">
            <text:p>21667</text:p>
          </table:table-cell>
          <table:table-cell office:value-type="float" office:value="3621.88867733119" calcext:value-type="float">
            <text:p>3621.88867733119</text:p>
          </table:table-cell>
          <table:table-cell office:value-type="float" office:value="0.898583600017398" calcext:value-type="float">
            <text:p>0.898583600017398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488.582966529" calcext:value-type="float">
            <text:p>207488.582966529</text:p>
          </table:table-cell>
          <table:table-cell office:value-type="float" office:value="153138.346317278" calcext:value-type="float">
            <text:p>153138.346317278</text:p>
          </table:table-cell>
          <table:table-cell office:value-type="float" office:value="4819.54228855721" calcext:value-type="float">
            <text:p>4819.54228855721</text:p>
          </table:table-cell>
          <table:table-cell office:value-type="float" office:value="3932" calcext:value-type="float">
            <text:p>3932</text:p>
          </table:table-cell>
          <table:table-cell office:value-type="float" office:value="2585" calcext:value-type="float">
            <text:p>2585</text:p>
          </table:table-cell>
          <table:table-cell office:value-type="float" office:value="21815" calcext:value-type="float">
            <text:p>21815</text:p>
          </table:table-cell>
          <table:table-cell office:value-type="float" office:value="3557.09565087203" calcext:value-type="float">
            <text:p>3557.09565087203</text:p>
          </table:table-cell>
          <table:table-cell office:value-type="float" office:value="0.738056736075842" calcext:value-type="float">
            <text:p>0.738056736075842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533.998594927" calcext:value-type="float">
            <text:p>181533.998594927</text:p>
          </table:table-cell>
          <table:table-cell office:value-type="float" office:value="111841.179519522" calcext:value-type="float">
            <text:p>111841.179519522</text:p>
          </table:table-cell>
          <table:table-cell office:value-type="float" office:value="5508.61" calcext:value-type="float">
            <text:p>5508.61</text:p>
          </table:table-cell>
          <table:table-cell office:value-type="float" office:value="4358" calcext:value-type="float">
            <text:p>4358</text:p>
          </table:table-cell>
          <table:table-cell office:value-type="float" office:value="3822" calcext:value-type="float">
            <text:p>3822</text:p>
          </table:table-cell>
          <table:table-cell office:value-type="float" office:value="20616" calcext:value-type="float">
            <text:p>20616</text:p>
          </table:table-cell>
          <table:table-cell office:value-type="float" office:value="3393.79644959935" calcext:value-type="float">
            <text:p>3393.79644959935</text:p>
          </table:table-cell>
          <table:table-cell office:value-type="float" office:value="0.616089439913035" calcext:value-type="float">
            <text:p>0.61608943991303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6656.034472382" calcext:value-type="float">
            <text:p>216656.034472382</text:p>
          </table:table-cell>
          <table:table-cell office:value-type="float" office:value="144299.962040206" calcext:value-type="float">
            <text:p>144299.962040206</text:p>
          </table:table-cell>
          <table:table-cell office:value-type="float" office:value="4615.61111111111" calcext:value-type="float">
            <text:p>4615.61111111111</text:p>
          </table:table-cell>
          <table:table-cell office:value-type="float" office:value="3852.5" calcext:value-type="float">
            <text:p>3852.5</text:p>
          </table:table-cell>
          <table:table-cell office:value-type="float" office:value="3328" calcext:value-type="float">
            <text:p>3328</text:p>
          </table:table-cell>
          <table:table-cell office:value-type="float" office:value="22952" calcext:value-type="float">
            <text:p>22952</text:p>
          </table:table-cell>
          <table:table-cell office:value-type="float" office:value="3074.14704486612" calcext:value-type="float">
            <text:p>3074.14704486612</text:p>
          </table:table-cell>
          <table:table-cell office:value-type="float" office:value="0.666032508125687" calcext:value-type="float">
            <text:p>0.666032508125687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8303.442742307" calcext:value-type="float">
            <text:p>178303.442742307</text:p>
          </table:table-cell>
          <table:table-cell office:value-type="float" office:value="118176.615994191" calcext:value-type="float">
            <text:p>118176.615994191</text:p>
          </table:table-cell>
          <table:table-cell office:value-type="float" office:value="5608.41666666667" calcext:value-type="float">
            <text:p>5608.41666666667</text:p>
          </table:table-cell>
          <table:table-cell office:value-type="float" office:value="4382.5" calcext:value-type="float">
            <text:p>4382.5</text:p>
          </table:table-cell>
          <table:table-cell office:value-type="float" office:value="3544" calcext:value-type="float">
            <text:p>3544</text:p>
          </table:table-cell>
          <table:table-cell office:value-type="float" office:value="17616" calcext:value-type="float">
            <text:p>17616</text:p>
          </table:table-cell>
          <table:table-cell office:value-type="float" office:value="3717.16716490987" calcext:value-type="float">
            <text:p>3717.16716490987</text:p>
          </table:table-cell>
          <table:table-cell office:value-type="float" office:value="0.66278370275209" calcext:value-type="float">
            <text:p>0.66278370275209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1637122.54174904" calcext:value-type="float">
            <text:p>1637122.54174904</text:p>
          </table:table-cell>
          <table:table-cell office:value-type="float" office:value="10063350.9355468" calcext:value-type="float">
            <text:p>10063350.9355468</text:p>
          </table:table-cell>
          <table:table-cell office:value-type="float" office:value="610.82782412344" calcext:value-type="float">
            <text:p>610.82782412344</text:p>
          </table:table-cell>
          <table:table-cell office:value-type="float" office:value="367" calcext:value-type="float">
            <text:p>367</text:p>
          </table:table-cell>
          <table:table-cell office:value-type="float" office:value="221" calcext:value-type="float">
            <text:p>221</text:p>
          </table:table-cell>
          <table:table-cell office:value-type="float" office:value="94335" calcext:value-type="float">
            <text:p>94335</text:p>
          </table:table-cell>
          <table:table-cell office:value-type="float" office:value="3754.74321475254" calcext:value-type="float">
            <text:p>3754.74321475254</text:p>
          </table:table-cell>
          <table:table-cell office:value-type="float" office:value="6.14697475535062" calcext:value-type="float">
            <text:p>6.14697475535062</text:p>
          </table:table-cell>
          <table:table-cell office:value-type="float" office:value="15943" calcext:value-type="float">
            <text:p>1594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1696349.38010114" calcext:value-type="float">
            <text:p>1696349.38010114</text:p>
          </table:table-cell>
          <table:table-cell office:value-type="float" office:value="10441780.6748927" calcext:value-type="float">
            <text:p>10441780.6748927</text:p>
          </table:table-cell>
          <table:table-cell office:value-type="float" office:value="589.501202836161" calcext:value-type="float">
            <text:p>589.501202836161</text:p>
          </table:table-cell>
          <table:table-cell office:value-type="float" office:value="371" calcext:value-type="float">
            <text:p>371</text:p>
          </table:table-cell>
          <table:table-cell office:value-type="float" office:value="238" calcext:value-type="float">
            <text:p>238</text:p>
          </table:table-cell>
          <table:table-cell office:value-type="float" office:value="92240" calcext:value-type="float">
            <text:p>92240</text:p>
          </table:table-cell>
          <table:table-cell office:value-type="float" office:value="3628.6406207391" calcext:value-type="float">
            <text:p>3628.6406207391</text:p>
          </table:table-cell>
          <table:table-cell office:value-type="float" office:value="6.1554422676006" calcext:value-type="float">
            <text:p>6.1554422676006</text:p>
          </table:table-cell>
          <table:table-cell office:value-type="float" office:value="15796" calcext:value-type="float">
            <text:p>1579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1776742.40672641" calcext:value-type="float">
            <text:p>1776742.40672641</text:p>
          </table:table-cell>
          <table:table-cell office:value-type="float" office:value="9965395.5831632" calcext:value-type="float">
            <text:p>9965395.5831632</text:p>
          </table:table-cell>
          <table:table-cell office:value-type="float" office:value="562.827788774663" calcext:value-type="float">
            <text:p>562.827788774663</text:p>
          </table:table-cell>
          <table:table-cell office:value-type="float" office:value="395" calcext:value-type="float">
            <text:p>395</text:p>
          </table:table-cell>
          <table:table-cell office:value-type="float" office:value="250" calcext:value-type="float">
            <text:p>250</text:p>
          </table:table-cell>
          <table:table-cell office:value-type="float" office:value="88573" calcext:value-type="float">
            <text:p>88573</text:p>
          </table:table-cell>
          <table:table-cell office:value-type="float" office:value="3156.78937988009" calcext:value-type="float">
            <text:p>3156.78937988009</text:p>
          </table:table-cell>
          <table:table-cell office:value-type="float" office:value="5.60880156033654" calcext:value-type="float">
            <text:p>5.60880156033654</text:p>
          </table:table-cell>
          <table:table-cell office:value-type="float" office:value="15661" calcext:value-type="float">
            <text:p>1566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1765328.64290418" calcext:value-type="float">
            <text:p>1765328.64290418</text:p>
          </table:table-cell>
          <table:table-cell office:value-type="float" office:value="9309947.00442316" calcext:value-type="float">
            <text:p>9309947.00442316</text:p>
          </table:table-cell>
          <table:table-cell office:value-type="float" office:value="566.466761880031" calcext:value-type="float">
            <text:p>566.466761880031</text:p>
          </table:table-cell>
          <table:table-cell office:value-type="float" office:value="413" calcext:value-type="float">
            <text:p>413</text:p>
          </table:table-cell>
          <table:table-cell office:value-type="float" office:value="272" calcext:value-type="float">
            <text:p>272</text:p>
          </table:table-cell>
          <table:table-cell office:value-type="float" office:value="94127" calcext:value-type="float">
            <text:p>94127</text:p>
          </table:table-cell>
          <table:table-cell office:value-type="float" office:value="2987.41854898716" calcext:value-type="float">
            <text:p>2987.41854898716</text:p>
          </table:table-cell>
          <table:table-cell office:value-type="float" office:value="5.27377553287028" calcext:value-type="float">
            <text:p>5.27377553287028</text:p>
          </table:table-cell>
          <table:table-cell office:value-type="float" office:value="15404" calcext:value-type="float">
            <text:p>1540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1704046.87040304" calcext:value-type="float">
            <text:p>1704046.87040304</text:p>
          </table:table-cell>
          <table:table-cell office:value-type="float" office:value="9234127.17192815" calcext:value-type="float">
            <text:p>9234127.17192815</text:p>
          </table:table-cell>
          <table:table-cell office:value-type="float" office:value="586.838318457451" calcext:value-type="float">
            <text:p>586.838318457451</text:p>
          </table:table-cell>
          <table:table-cell office:value-type="float" office:value="424" calcext:value-type="float">
            <text:p>424</text:p>
          </table:table-cell>
          <table:table-cell office:value-type="float" office:value="277" calcext:value-type="float">
            <text:p>277</text:p>
          </table:table-cell>
          <table:table-cell office:value-type="float" office:value="120818" calcext:value-type="float">
            <text:p>120818</text:p>
          </table:table-cell>
          <table:table-cell office:value-type="float" office:value="3180.04143906845" calcext:value-type="float">
            <text:p>3180.04143906845</text:p>
          </table:table-cell>
          <table:table-cell office:value-type="float" office:value="5.41893966199657" calcext:value-type="float">
            <text:p>5.41893966199657</text:p>
          </table:table-cell>
          <table:table-cell office:value-type="float" office:value="14677" calcext:value-type="float">
            <text:p>1467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1622725.57026722" calcext:value-type="float">
            <text:p>1622725.57026722</text:p>
          </table:table-cell>
          <table:table-cell office:value-type="float" office:value="8723358.56251687" calcext:value-type="float">
            <text:p>8723358.56251687</text:p>
          </table:table-cell>
          <table:table-cell office:value-type="float" office:value="616.247145125917" calcext:value-type="float">
            <text:p>616.247145125917</text:p>
          </table:table-cell>
          <table:table-cell office:value-type="float" office:value="433" calcext:value-type="float">
            <text:p>433</text:p>
          </table:table-cell>
          <table:table-cell office:value-type="float" office:value="286" calcext:value-type="float">
            <text:p>286</text:p>
          </table:table-cell>
          <table:table-cell office:value-type="float" office:value="95302" calcext:value-type="float">
            <text:p>95302</text:p>
          </table:table-cell>
          <table:table-cell office:value-type="float" office:value="3312.7873921254" calcext:value-type="float">
            <text:p>3312.7873921254</text:p>
          </table:table-cell>
          <table:table-cell office:value-type="float" office:value="5.37574481006075" calcext:value-type="float">
            <text:p>5.37574481006075</text:p>
          </table:table-cell>
          <table:table-cell office:value-type="float" office:value="13223" calcext:value-type="float">
            <text:p>1322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1558790.53507605" calcext:value-type="float">
            <text:p>1558790.53507605</text:p>
          </table:table-cell>
          <table:table-cell office:value-type="float" office:value="8368589.41099039" calcext:value-type="float">
            <text:p>8368589.41099039</text:p>
          </table:table-cell>
          <table:table-cell office:value-type="float" office:value="641.523012552301" calcext:value-type="float">
            <text:p>641.523012552301</text:p>
          </table:table-cell>
          <table:table-cell office:value-type="float" office:value="456" calcext:value-type="float">
            <text:p>456</text:p>
          </table:table-cell>
          <table:table-cell office:value-type="float" office:value="321" calcext:value-type="float">
            <text:p>321</text:p>
          </table:table-cell>
          <table:table-cell office:value-type="float" office:value="100816" calcext:value-type="float">
            <text:p>100816</text:p>
          </table:table-cell>
          <table:table-cell office:value-type="float" office:value="3444.10783164649" calcext:value-type="float">
            <text:p>3444.10783164649</text:p>
          </table:table-cell>
          <table:table-cell office:value-type="float" office:value="5.36864268975184" calcext:value-type="float">
            <text:p>5.36864268975184</text:p>
          </table:table-cell>
          <table:table-cell office:value-type="float" office:value="10516" calcext:value-type="float">
            <text:p>1051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1583501.71365433" calcext:value-type="float">
            <text:p>1583501.71365433</text:p>
          </table:table-cell>
          <table:table-cell office:value-type="float" office:value="7097986.70847243" calcext:value-type="float">
            <text:p>7097986.70847243</text:p>
          </table:table-cell>
          <table:table-cell office:value-type="float" office:value="631.511788953009" calcext:value-type="float">
            <text:p>631.511788953009</text:p>
          </table:table-cell>
          <table:table-cell office:value-type="float" office:value="501" calcext:value-type="float">
            <text:p>501</text:p>
          </table:table-cell>
          <table:table-cell office:value-type="float" office:value="399" calcext:value-type="float">
            <text:p>399</text:p>
          </table:table-cell>
          <table:table-cell office:value-type="float" office:value="83743" calcext:value-type="float">
            <text:p>83743</text:p>
          </table:table-cell>
          <table:table-cell office:value-type="float" office:value="2830.72777602981" calcext:value-type="float">
            <text:p>2830.72777602981</text:p>
          </table:table-cell>
          <table:table-cell office:value-type="float" office:value="4.4824622842321" calcext:value-type="float">
            <text:p>4.4824622842321</text:p>
          </table:table-cell>
          <table:table-cell office:value-type="float" office:value="6065" calcext:value-type="float">
            <text:p>606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1704294.7622216" calcext:value-type="float">
            <text:p>1704294.7622216</text:p>
          </table:table-cell>
          <table:table-cell office:value-type="float" office:value="1505610.37553292" calcext:value-type="float">
            <text:p>1505610.37553292</text:p>
          </table:table-cell>
          <table:table-cell office:value-type="float" office:value="586.752962085308" calcext:value-type="float">
            <text:p>586.752962085308</text:p>
          </table:table-cell>
          <table:table-cell office:value-type="float" office:value="534" calcext:value-type="float">
            <text:p>534</text:p>
          </table:table-cell>
          <table:table-cell office:value-type="float" office:value="426" calcext:value-type="float">
            <text:p>426</text:p>
          </table:table-cell>
          <table:table-cell office:value-type="float" office:value="18640" calcext:value-type="float">
            <text:p>18640</text:p>
          </table:table-cell>
          <table:table-cell office:value-type="float" office:value="518.35009246801" calcext:value-type="float">
            <text:p>518.35009246801</text:p>
          </table:table-cell>
          <table:table-cell office:value-type="float" office:value="0.883421347590312" calcext:value-type="float">
            <text:p>0.883421347590312</text:p>
          </table:table-cell>
          <table:table-cell office:value-type="float" office:value="3376" calcext:value-type="float">
            <text:p>337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637108.4797063" calcext:value-type="float">
            <text:p>1637108.4797063</text:p>
          </table:table-cell>
          <table:table-cell office:value-type="float" office:value="1198920.12907845" calcext:value-type="float">
            <text:p>1198920.12907845</text:p>
          </table:table-cell>
          <table:table-cell office:value-type="float" office:value="610.833070866142" calcext:value-type="float">
            <text:p>610.833070866142</text:p>
          </table:table-cell>
          <table:table-cell office:value-type="float" office:value="544" calcext:value-type="float">
            <text:p>544</text:p>
          </table:table-cell>
          <table:table-cell office:value-type="float" office:value="441" calcext:value-type="float">
            <text:p>441</text:p>
          </table:table-cell>
          <table:table-cell office:value-type="float" office:value="18871" calcext:value-type="float">
            <text:p>18871</text:p>
          </table:table-cell>
          <table:table-cell office:value-type="float" office:value="447.337530314183" calcext:value-type="float">
            <text:p>447.337530314183</text:p>
          </table:table-cell>
          <table:table-cell office:value-type="float" office:value="0.732340064168223" calcext:value-type="float">
            <text:p>0.732340064168223</text:p>
          </table:table-cell>
          <table:table-cell office:value-type="float" office:value="1905" calcext:value-type="float">
            <text:p>190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254956.600419539" calcext:value-type="float">
            <text:p>254956.600419539</text:p>
          </table:table-cell>
          <table:table-cell office:value-type="float" office:value="2585971.58237654" calcext:value-type="float">
            <text:p>2585971.58237654</text:p>
          </table:table-cell>
          <table:table-cell office:value-type="float" office:value="3922.23617021277" calcext:value-type="float">
            <text:p>3922.23617021277</text:p>
          </table:table-cell>
          <table:table-cell office:value-type="float" office:value="604.5" calcext:value-type="float">
            <text:p>604.5</text:p>
          </table:table-cell>
          <table:table-cell office:value-type="float" office:value="472" calcext:value-type="float">
            <text:p>472</text:p>
          </table:table-cell>
          <table:table-cell office:value-type="float" office:value="537658" calcext:value-type="float">
            <text:p>537658</text:p>
          </table:table-cell>
          <table:table-cell office:value-type="float" office:value="39782.4228078398" calcext:value-type="float">
            <text:p>39782.4228078398</text:p>
          </table:table-cell>
          <table:table-cell office:value-type="float" office:value="10.1427912755396" calcext:value-type="float">
            <text:p>10.1427912755396</text:p>
          </table:table-cell>
          <table:table-cell office:value-type="float" office:value="940" calcext:value-type="float">
            <text:p>94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285206.651135515" calcext:value-type="float">
            <text:p>285206.651135515</text:p>
          </table:table-cell>
          <table:table-cell office:value-type="float" office:value="212820.798720261" calcext:value-type="float">
            <text:p>212820.798720261</text:p>
          </table:table-cell>
          <table:table-cell office:value-type="float" office:value="3506.22959183673" calcext:value-type="float">
            <text:p>3506.22959183673</text:p>
          </table:table-cell>
          <table:table-cell office:value-type="float" office:value="3155" calcext:value-type="float">
            <text:p>3155</text:p>
          </table:table-cell>
          <table:table-cell office:value-type="float" office:value="2216" calcext:value-type="float">
            <text:p>2216</text:p>
          </table:table-cell>
          <table:table-cell office:value-type="float" office:value="21418" calcext:value-type="float">
            <text:p>21418</text:p>
          </table:table-cell>
          <table:table-cell office:value-type="float" office:value="2616.34355040603" calcext:value-type="float">
            <text:p>2616.34355040603</text:p>
          </table:table-cell>
          <table:table-cell office:value-type="float" office:value="0.746198582231309" calcext:value-type="float">
            <text:p>0.746198582231309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2222.988289726" calcext:value-type="float">
            <text:p>212222.988289726</text:p>
          </table:table-cell>
          <table:table-cell office:value-type="float" office:value="152604.202523711" calcext:value-type="float">
            <text:p>152604.202523711</text:p>
          </table:table-cell>
          <table:table-cell office:value-type="float" office:value="4712.02487562189" calcext:value-type="float">
            <text:p>4712.02487562189</text:p>
          </table:table-cell>
          <table:table-cell office:value-type="float" office:value="3841" calcext:value-type="float">
            <text:p>3841</text:p>
          </table:table-cell>
          <table:table-cell office:value-type="float" office:value="2469" calcext:value-type="float">
            <text:p>2469</text:p>
          </table:table-cell>
          <table:table-cell office:value-type="float" office:value="22219" calcext:value-type="float">
            <text:p>22219</text:p>
          </table:table-cell>
          <table:table-cell office:value-type="float" office:value="3388.29833756978" calcext:value-type="float">
            <text:p>3388.29833756978</text:p>
          </table:table-cell>
          <table:table-cell office:value-type="float" office:value="0.719074798416167" calcext:value-type="float">
            <text:p>0.719074798416167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3427.081206015" calcext:value-type="float">
            <text:p>173427.081206015</text:p>
          </table:table-cell>
          <table:table-cell office:value-type="float" office:value="116126.486150503" calcext:value-type="float">
            <text:p>116126.486150503</text:p>
          </table:table-cell>
          <table:table-cell office:value-type="float" office:value="5766.11214953271" calcext:value-type="float">
            <text:p>5766.11214953271</text:p>
          </table:table-cell>
          <table:table-cell office:value-type="float" office:value="4536" calcext:value-type="float">
            <text:p>4536</text:p>
          </table:table-cell>
          <table:table-cell office:value-type="float" office:value="3984" calcext:value-type="float">
            <text:p>3984</text:p>
          </table:table-cell>
          <table:table-cell office:value-type="float" office:value="23480" calcext:value-type="float">
            <text:p>23480</text:p>
          </table:table-cell>
          <table:table-cell office:value-type="float" office:value="3860.97913900504" calcext:value-type="float">
            <text:p>3860.97913900504</text:p>
          </table:table-cell>
          <table:table-cell office:value-type="float" office:value="0.669598342674958" calcext:value-type="float">
            <text:p>0.66959834267495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2331.306273395" calcext:value-type="float">
            <text:p>202331.306273395</text:p>
          </table:table-cell>
          <table:table-cell office:value-type="float" office:value="146462.578561359" calcext:value-type="float">
            <text:p>146462.578561359</text:p>
          </table:table-cell>
          <table:table-cell office:value-type="float" office:value="4942.38888888889" calcext:value-type="float">
            <text:p>4942.38888888889</text:p>
          </table:table-cell>
          <table:table-cell office:value-type="float" office:value="3917" calcext:value-type="float">
            <text:p>3917</text:p>
          </table:table-cell>
          <table:table-cell office:value-type="float" office:value="3413" calcext:value-type="float">
            <text:p>3413</text:p>
          </table:table-cell>
          <table:table-cell office:value-type="float" office:value="19360" calcext:value-type="float">
            <text:p>19360</text:p>
          </table:table-cell>
          <table:table-cell office:value-type="float" office:value="3577.67186033761" calcext:value-type="float">
            <text:p>3577.67186033761</text:p>
          </table:table-cell>
          <table:table-cell office:value-type="float" office:value="0.723875020919674" calcext:value-type="float">
            <text:p>0.723875020919674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_in/2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58964.610503587" calcext:value-type="float">
            <text:p>158964.610503587</text:p>
          </table:table-cell>
          <table:table-cell office:value-type="float" office:value="121801.338890075" calcext:value-type="float">
            <text:p>121801.338890075</text:p>
          </table:table-cell>
          <table:table-cell office:value-type="float" office:value="6290.70833333333" calcext:value-type="float">
            <text:p>6290.70833333333</text:p>
          </table:table-cell>
          <table:table-cell office:value-type="float" office:value="4239" calcext:value-type="float">
            <text:p>4239</text:p>
          </table:table-cell>
          <table:table-cell office:value-type="float" office:value="3804" calcext:value-type="float">
            <text:p>3804</text:p>
          </table:table-cell>
          <table:table-cell office:value-type="float" office:value="20158" calcext:value-type="float">
            <text:p>20158</text:p>
          </table:table-cell>
          <table:table-cell office:value-type="float" office:value="4820.04576452355" calcext:value-type="float">
            <text:p>4820.04576452355</text:p>
          </table:table-cell>
          <table:table-cell office:value-type="float" office:value="0.766216697566949" calcext:value-type="float">
            <text:p>0.766216697566949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</table:table>
      <table:table table:name="Graph" table:style-name="ta1">
        <table:shapes>
          <draw:frame draw:z-index="0" draw:style-name="gr1" draw:text-style-name="P1" svg:width="6.2988in" svg:height="3.5429in" svg:x="0.9283in" svg:y="0.0394in">
            <draw:object draw:notify-on-update-of-ranges="random_update.A2:random_update.A2 random_update.C2:random_update.C17 random_update.B2:random_update.B17 random_update.A18:random_update.A18 random_update.C18:random_update.C33 random_update.B18:random_update.B33 random_update.A34:random_update.A34 random_update.C34:random_update.C49 random_update.B34:random_update.B49 random_update.A50:random_update.A50 random_update.C50:random_update.C65 random_update.B50:random_update.B65 random_update.A66:random_update.A66 random_update.C66:random_update.C81 random_update.B66:random_update.B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0004in">
            <draw:object draw:notify-on-update-of-ranges="random_update.B2:random_update.B17 random_update.A2:random_update.A2 random_update.C2:random_update.C17 random_update.B18:random_update.B33 random_update.A18:random_update.A18 random_update.C18:random_update.C33 random_update.B34:random_update.B49 random_update.A34:random_update.A34 random_update.C34:random_update.C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andom_update.A2:random_update.K8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7T10:46:41.341377855</dc:date>
    <meta:editing-duration>PT24M30S</meta:editing-duration>
    <meta:editing-cycles>8</meta:editing-cycles>
    <meta:generator>LibreOffice/7.2.0.4$Linux_X86_64 LibreOffice_project/20$Build-4</meta:generator>
    <meta:document-statistic meta:table-count="2" meta:cell-count="9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andom element update</text:p>
        </chart:title>
        <chart:legend chart:legend-position="end" svg:x="10.026cm" svg:y="3.205cm" style:legend-expansion="high" chart:style-name="ch3"/>
        <chart:plot-area chart:style-name="ch4" table:cell-range-address="random_update.B2:random_update.C17 random_update.A2:random_update.A2 random_update.A18:random_update.A18 random_update.C18:random_update.C81 random_update.A34:random_update.A34 random_update.A50:random_update.A50 random_update.A66:random_update.A66" chart:data-source-has-labels="row" svg:x="1.331cm" svg:y="1.275cm" svg:width="8.375cm" svg:height="6.564cm">
          <chart:coordinate-region svg:x="2.878cm" svg:y="1.275cm" svg:width="6.687cm" svg:height="4.919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update.C2:random_update.C17" chart:label-cell-address="random_update.A2:random_update.A2" chart:class="chart:scatter">
            <chart:domain table:cell-range-address="random_update.B2:random_update.B17"/>
            <chart:data-point chart:repeated="16"/>
          </chart:series>
          <chart:series chart:style-name="ch11" chart:values-cell-range-address="random_update.C18:random_update.C33" chart:label-cell-address="random_update.A18:random_update.A18" chart:class="chart:scatter">
            <chart:domain table:cell-range-address="random_update.B18:random_update.B33"/>
            <chart:data-point chart:repeated="16"/>
          </chart:series>
          <chart:series chart:style-name="ch12" chart:values-cell-range-address="random_update.C34:random_update.C49" chart:label-cell-address="random_update.A34:random_update.A34" chart:class="chart:scatter">
            <chart:domain table:cell-range-address="random_update.B34:random_update.B49"/>
            <chart:data-point chart:repeated="16"/>
          </chart:series>
          <chart:series chart:style-name="ch13" chart:values-cell-range-address="random_update.C50:random_update.C65" chart:label-cell-address="random_update.A50:random_update.A50" chart:class="chart:scatter">
            <chart:domain table:cell-range-address="random_update.B50:random_update.B65"/>
            <chart:data-point chart:repeated="16"/>
          </chart:series>
          <chart:series chart:style-name="ch14" chart:values-cell-range-address="random_update.C66:random_update.C81" chart:label-cell-address="random_update.A66:random_update.A66" chart:class="chart:scatter">
            <chart:domain table:cell-range-address="random_update.B66:random_update.B81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replace/3 (ErlangArray)</text:p>
                <draw:g>
                  <svg:desc>random_update.A2:random_update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MapArray)</text:p>
                <draw:g>
                  <svg:desc>random_update.A18:random_updat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.replace_at/3</text:p>
                <draw:g>
                  <svg:desc>random_update.A34:random_update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ut_in/2 (ErlangArray)</text:p>
                <draw:g>
                  <svg:desc>random_update.A50:random_update.A5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ut_in/2 (MapArray)</text:p>
                <draw:g>
                  <svg:desc>random_update.A66:random_update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update.B2:random_update.B17</svg:desc>
                </draw:g>
              </table:table-cell>
              <table:table-cell office:value-type="float" office:value="2078192.10815132">
                <text:p>2078192.10815132</text:p>
                <draw:g>
                  <svg:desc>random_update.C2:random_update.C17</svg:desc>
                </draw:g>
              </table:table-cell>
              <table:table-cell office:value-type="float" office:value="32">
                <text:p>32</text:p>
                <draw:g>
                  <svg:desc>random_update.B18:random_update.B33</svg:desc>
                </draw:g>
              </table:table-cell>
              <table:table-cell office:value-type="float" office:value="1961875.88912762">
                <text:p>1961875.88912762</text:p>
                <draw:g>
                  <svg:desc>random_update.C18:random_update.C33</svg:desc>
                </draw:g>
              </table:table-cell>
              <table:table-cell office:value-type="float" office:value="32">
                <text:p>32</text:p>
                <draw:g>
                  <svg:desc>random_update.B34:random_update.B49</svg:desc>
                </draw:g>
              </table:table-cell>
              <table:table-cell office:value-type="float" office:value="4251141.59602165">
                <text:p>4251141.59602165</text:p>
                <draw:g>
                  <svg:desc>random_update.C34:random_update.C49</svg:desc>
                </draw:g>
              </table:table-cell>
              <table:table-cell office:value-type="float" office:value="32">
                <text:p>32</text:p>
                <draw:g>
                  <svg:desc>random_update.B50:random_update.B65</svg:desc>
                </draw:g>
              </table:table-cell>
              <table:table-cell office:value-type="float" office:value="1623336.73225068">
                <text:p>1623336.73225068</text:p>
                <draw:g>
                  <svg:desc>random_update.C50:random_update.C65</svg:desc>
                </draw:g>
              </table:table-cell>
              <table:table-cell office:value-type="float" office:value="32">
                <text:p>32</text:p>
                <draw:g>
                  <svg:desc>random_update.B66:random_update.B81</svg:desc>
                </draw:g>
              </table:table-cell>
              <table:table-cell office:value-type="float" office:value="1637122.54174904">
                <text:p>1637122.54174904</text:p>
                <draw:g>
                  <svg:desc>random_update.C66:random_update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458976.65480116">
                <text:p>3458976.65480116</text:p>
              </table:table-cell>
              <table:table-cell office:value-type="float" office:value="64">
                <text:p>64</text:p>
              </table:table-cell>
              <table:table-cell office:value-type="float" office:value="3536149.34655979">
                <text:p>3536149.34655979</text:p>
              </table:table-cell>
              <table:table-cell office:value-type="float" office:value="64">
                <text:p>64</text:p>
              </table:table-cell>
              <table:table-cell office:value-type="float" office:value="2591833.73897738">
                <text:p>2591833.73897738</text:p>
              </table:table-cell>
              <table:table-cell office:value-type="float" office:value="64">
                <text:p>64</text:p>
              </table:table-cell>
              <table:table-cell office:value-type="float" office:value="1958432.92774612">
                <text:p>1958432.92774612</text:p>
              </table:table-cell>
              <table:table-cell office:value-type="float" office:value="64">
                <text:p>64</text:p>
              </table:table-cell>
              <table:table-cell office:value-type="float" office:value="1696349.38010114">
                <text:p>1696349.38010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417013.07781521">
                <text:p>3417013.07781521</text:p>
              </table:table-cell>
              <table:table-cell office:value-type="float" office:value="128">
                <text:p>128</text:p>
              </table:table-cell>
              <table:table-cell office:value-type="float" office:value="3276126.79394933">
                <text:p>3276126.79394933</text:p>
              </table:table-cell>
              <table:table-cell office:value-type="float" office:value="128">
                <text:p>128</text:p>
              </table:table-cell>
              <table:table-cell office:value-type="float" office:value="1595609.75806159">
                <text:p>1595609.75806159</text:p>
              </table:table-cell>
              <table:table-cell office:value-type="float" office:value="128">
                <text:p>128</text:p>
              </table:table-cell>
              <table:table-cell office:value-type="float" office:value="1770744.52066443">
                <text:p>1770744.52066443</text:p>
              </table:table-cell>
              <table:table-cell office:value-type="float" office:value="128">
                <text:p>128</text:p>
              </table:table-cell>
              <table:table-cell office:value-type="float" office:value="1776742.40672641">
                <text:p>1776742.40672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398763.50290761">
                <text:p>3398763.50290761</text:p>
              </table:table-cell>
              <table:table-cell office:value-type="float" office:value="256">
                <text:p>256</text:p>
              </table:table-cell>
              <table:table-cell office:value-type="float" office:value="3260972.13575625">
                <text:p>3260972.13575625</text:p>
              </table:table-cell>
              <table:table-cell office:value-type="float" office:value="256">
                <text:p>256</text:p>
              </table:table-cell>
              <table:table-cell office:value-type="float" office:value="860959.458160105">
                <text:p>860959.458160105</text:p>
              </table:table-cell>
              <table:table-cell office:value-type="float" office:value="256">
                <text:p>256</text:p>
              </table:table-cell>
              <table:table-cell office:value-type="float" office:value="1730428.81967724">
                <text:p>1730428.81967724</text:p>
              </table:table-cell>
              <table:table-cell office:value-type="float" office:value="256">
                <text:p>256</text:p>
              </table:table-cell>
              <table:table-cell office:value-type="float" office:value="1765328.64290418">
                <text:p>1765328.64290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851693.70797711">
                <text:p>2851693.70797711</text:p>
              </table:table-cell>
              <table:table-cell office:value-type="float" office:value="512">
                <text:p>512</text:p>
              </table:table-cell>
              <table:table-cell office:value-type="float" office:value="3214992.78489219">
                <text:p>3214992.78489219</text:p>
              </table:table-cell>
              <table:table-cell office:value-type="float" office:value="512">
                <text:p>512</text:p>
              </table:table-cell>
              <table:table-cell office:value-type="float" office:value="480004.504574832">
                <text:p>480004.504574832</text:p>
              </table:table-cell>
              <table:table-cell office:value-type="float" office:value="512">
                <text:p>512</text:p>
              </table:table-cell>
              <table:table-cell office:value-type="float" office:value="1682926.42039472">
                <text:p>1682926.42039472</text:p>
              </table:table-cell>
              <table:table-cell office:value-type="float" office:value="512">
                <text:p>512</text:p>
              </table:table-cell>
              <table:table-cell office:value-type="float" office:value="1704046.87040304">
                <text:p>1704046.8704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3172815.81477052">
                <text:p>3172815.81477052</text:p>
              </table:table-cell>
              <table:table-cell office:value-type="float" office:value="1024">
                <text:p>1024</text:p>
              </table:table-cell>
              <table:table-cell office:value-type="float" office:value="2782212.54577166">
                <text:p>2782212.54577166</text:p>
              </table:table-cell>
              <table:table-cell office:value-type="float" office:value="1024">
                <text:p>1024</text:p>
              </table:table-cell>
              <table:table-cell office:value-type="float" office:value="233282.774120741">
                <text:p>233282.774120741</text:p>
              </table:table-cell>
              <table:table-cell office:value-type="float" office:value="1024">
                <text:p>1024</text:p>
              </table:table-cell>
              <table:table-cell office:value-type="float" office:value="1708026.22839612">
                <text:p>1708026.22839612</text:p>
              </table:table-cell>
              <table:table-cell office:value-type="float" office:value="1024">
                <text:p>1024</text:p>
              </table:table-cell>
              <table:table-cell office:value-type="float" office:value="1622725.57026722">
                <text:p>1622725.57026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564693.17134278">
                <text:p>2564693.17134278</text:p>
              </table:table-cell>
              <table:table-cell office:value-type="float" office:value="2048">
                <text:p>2048</text:p>
              </table:table-cell>
              <table:table-cell office:value-type="float" office:value="2776279.56879051">
                <text:p>2776279.56879051</text:p>
              </table:table-cell>
              <table:table-cell office:value-type="float" office:value="2048">
                <text:p>2048</text:p>
              </table:table-cell>
              <table:table-cell office:value-type="float" office:value="118066.638167648">
                <text:p>118066.638167648</text:p>
              </table:table-cell>
              <table:table-cell office:value-type="float" office:value="2048">
                <text:p>2048</text:p>
              </table:table-cell>
              <table:table-cell office:value-type="float" office:value="1538524.13612986">
                <text:p>1538524.13612986</text:p>
              </table:table-cell>
              <table:table-cell office:value-type="float" office:value="2048">
                <text:p>2048</text:p>
              </table:table-cell>
              <table:table-cell office:value-type="float" office:value="1558790.53507605">
                <text:p>1558790.53507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2243509.64667996">
                <text:p>2243509.64667996</text:p>
              </table:table-cell>
              <table:table-cell office:value-type="float" office:value="4096">
                <text:p>4096</text:p>
              </table:table-cell>
              <table:table-cell office:value-type="float" office:value="2365512.76116529">
                <text:p>2365512.76116529</text:p>
              </table:table-cell>
              <table:table-cell office:value-type="float" office:value="4096">
                <text:p>4096</text:p>
              </table:table-cell>
              <table:table-cell office:value-type="float" office:value="59895.9759122255">
                <text:p>59895.9759122255</text:p>
              </table:table-cell>
              <table:table-cell office:value-type="float" office:value="4096">
                <text:p>4096</text:p>
              </table:table-cell>
              <table:table-cell office:value-type="float" office:value="1540587.10392407">
                <text:p>1540587.10392407</text:p>
              </table:table-cell>
              <table:table-cell office:value-type="float" office:value="4096">
                <text:p>4096</text:p>
              </table:table-cell>
              <table:table-cell office:value-type="float" office:value="1583501.71365433">
                <text:p>1583501.71365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2574049.53638981">
                <text:p>2574049.53638981</text:p>
              </table:table-cell>
              <table:table-cell office:value-type="float" office:value="8192">
                <text:p>8192</text:p>
              </table:table-cell>
              <table:table-cell office:value-type="float" office:value="2521440.0688289">
                <text:p>2521440.0688289</text:p>
              </table:table-cell>
              <table:table-cell office:value-type="float" office:value="8192">
                <text:p>8192</text:p>
              </table:table-cell>
              <table:table-cell office:value-type="float" office:value="32082.7360579704">
                <text:p>32082.7360579704</text:p>
              </table:table-cell>
              <table:table-cell office:value-type="float" office:value="8192">
                <text:p>8192</text:p>
              </table:table-cell>
              <table:table-cell office:value-type="float" office:value="1722237.21470982">
                <text:p>1722237.21470982</text:p>
              </table:table-cell>
              <table:table-cell office:value-type="float" office:value="8192">
                <text:p>8192</text:p>
              </table:table-cell>
              <table:table-cell office:value-type="float" office:value="1704294.7622216">
                <text:p>1704294.7622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340002.62728522">
                <text:p>2340002.62728522</text:p>
              </table:table-cell>
              <table:table-cell office:value-type="float" office:value="16384">
                <text:p>16384</text:p>
              </table:table-cell>
              <table:table-cell office:value-type="float" office:value="2395150.35939935">
                <text:p>2395150.35939935</text:p>
              </table:table-cell>
              <table:table-cell office:value-type="float" office:value="16384">
                <text:p>16384</text:p>
              </table:table-cell>
              <table:table-cell office:value-type="float" office:value="16585.9012127863">
                <text:p>16585.9012127863</text:p>
              </table:table-cell>
              <table:table-cell office:value-type="float" office:value="16384">
                <text:p>16384</text:p>
              </table:table-cell>
              <table:table-cell office:value-type="float" office:value="1629332.7771148">
                <text:p>1629332.7771148</text:p>
              </table:table-cell>
              <table:table-cell office:value-type="float" office:value="16384">
                <text:p>16384</text:p>
              </table:table-cell>
              <table:table-cell office:value-type="float" office:value="1637108.4797063">
                <text:p>1637108.4797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372795.488218707">
                <text:p>372795.488218707</text:p>
              </table:table-cell>
              <table:table-cell office:value-type="float" office:value="32768">
                <text:p>32768</text:p>
              </table:table-cell>
              <table:table-cell office:value-type="float" office:value="494252.108115307">
                <text:p>494252.108115307</text:p>
              </table:table-cell>
              <table:table-cell office:value-type="float" office:value="32768">
                <text:p>32768</text:p>
              </table:table-cell>
              <table:table-cell office:value-type="float" office:value="6388.73348273759">
                <text:p>6388.73348273759</text:p>
              </table:table-cell>
              <table:table-cell office:value-type="float" office:value="32768">
                <text:p>32768</text:p>
              </table:table-cell>
              <table:table-cell office:value-type="float" office:value="228296.367379158">
                <text:p>228296.367379158</text:p>
              </table:table-cell>
              <table:table-cell office:value-type="float" office:value="32768">
                <text:p>32768</text:p>
              </table:table-cell>
              <table:table-cell office:value-type="float" office:value="254956.600419539">
                <text:p>254956.600419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347274.382107858">
                <text:p>347274.382107858</text:p>
              </table:table-cell>
              <table:table-cell office:value-type="float" office:value="65536">
                <text:p>65536</text:p>
              </table:table-cell>
              <table:table-cell office:value-type="float" office:value="376521.77550935">
                <text:p>376521.77550935</text:p>
              </table:table-cell>
              <table:table-cell office:value-type="float" office:value="65536">
                <text:p>65536</text:p>
              </table:table-cell>
              <table:table-cell office:value-type="float" office:value="3139.58088518759">
                <text:p>3139.58088518759</text:p>
              </table:table-cell>
              <table:table-cell office:value-type="float" office:value="65536">
                <text:p>65536</text:p>
              </table:table-cell>
              <table:table-cell office:value-type="float" office:value="248098.072599935">
                <text:p>248098.072599935</text:p>
              </table:table-cell>
              <table:table-cell office:value-type="float" office:value="65536">
                <text:p>65536</text:p>
              </table:table-cell>
              <table:table-cell office:value-type="float" office:value="285206.651135515">
                <text:p>285206.651135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253774.73984901">
                <text:p>253774.73984901</text:p>
              </table:table-cell>
              <table:table-cell office:value-type="float" office:value="131072">
                <text:p>131072</text:p>
              </table:table-cell>
              <table:table-cell office:value-type="float" office:value="259888.429897045">
                <text:p>259888.429897045</text:p>
              </table:table-cell>
              <table:table-cell office:value-type="float" office:value="131072">
                <text:p>131072</text:p>
              </table:table-cell>
              <table:table-cell office:value-type="float" office:value="1334.63137801651">
                <text:p>1334.63137801651</text:p>
              </table:table-cell>
              <table:table-cell office:value-type="float" office:value="131072">
                <text:p>131072</text:p>
              </table:table-cell>
              <table:table-cell office:value-type="float" office:value="207488.582966529">
                <text:p>207488.582966529</text:p>
              </table:table-cell>
              <table:table-cell office:value-type="float" office:value="131072">
                <text:p>131072</text:p>
              </table:table-cell>
              <table:table-cell office:value-type="float" office:value="212222.988289726">
                <text:p>212222.988289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289867.636142972">
                <text:p>289867.636142972</text:p>
              </table:table-cell>
              <table:table-cell office:value-type="float" office:value="262144">
                <text:p>262144</text:p>
              </table:table-cell>
              <table:table-cell office:value-type="float" office:value="273445.386311886">
                <text:p>273445.386311886</text:p>
              </table:table-cell>
              <table:table-cell office:value-type="float" office:value="262144">
                <text:p>262144</text:p>
              </table:table-cell>
              <table:table-cell office:value-type="float" office:value="535.935597691097">
                <text:p>535.935597691097</text:p>
              </table:table-cell>
              <table:table-cell office:value-type="float" office:value="262144">
                <text:p>262144</text:p>
              </table:table-cell>
              <table:table-cell office:value-type="float" office:value="181533.998594927">
                <text:p>181533.998594927</text:p>
              </table:table-cell>
              <table:table-cell office:value-type="float" office:value="262144">
                <text:p>262144</text:p>
              </table:table-cell>
              <table:table-cell office:value-type="float" office:value="173427.081206015">
                <text:p>173427.081206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292948.778182502">
                <text:p>292948.778182502</text:p>
              </table:table-cell>
              <table:table-cell office:value-type="float" office:value="524288">
                <text:p>524288</text:p>
              </table:table-cell>
              <table:table-cell office:value-type="float" office:value="225119.037000225">
                <text:p>225119.037000225</text:p>
              </table:table-cell>
              <table:table-cell office:value-type="float" office:value="524288">
                <text:p>524288</text:p>
              </table:table-cell>
              <table:table-cell office:value-type="float" office:value="199.747558322408">
                <text:p>199.747558322408</text:p>
              </table:table-cell>
              <table:table-cell office:value-type="float" office:value="524288">
                <text:p>524288</text:p>
              </table:table-cell>
              <table:table-cell office:value-type="float" office:value="216656.034472382">
                <text:p>216656.034472382</text:p>
              </table:table-cell>
              <table:table-cell office:value-type="float" office:value="524288">
                <text:p>524288</text:p>
              </table:table-cell>
              <table:table-cell office:value-type="float" office:value="202331.306273395">
                <text:p>202331.306273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95217.476874631">
                <text:p>295217.476874631</text:p>
              </table:table-cell>
              <table:table-cell office:value-type="float" office:value="1048576">
                <text:p>1048576</text:p>
              </table:table-cell>
              <table:table-cell office:value-type="float" office:value="233604.517708238">
                <text:p>233604.517708238</text:p>
              </table:table-cell>
              <table:table-cell office:value-type="float" office:value="1048576">
                <text:p>1048576</text:p>
              </table:table-cell>
              <table:table-cell office:value-type="float" office:value="114.60006422646">
                <text:p>114.60006422646</text:p>
              </table:table-cell>
              <table:table-cell office:value-type="float" office:value="1048576">
                <text:p>1048576</text:p>
              </table:table-cell>
              <table:table-cell office:value-type="float" office:value="178303.442742307">
                <text:p>178303.442742307</text:p>
              </table:table-cell>
              <table:table-cell office:value-type="float" office:value="1048576">
                <text:p>1048576</text:p>
              </table:table-cell>
              <table:table-cell office:value-type="float" office:value="158964.610503587">
                <text:p>158964.610503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andom element update</text:p>
        </chart:title>
        <chart:legend chart:legend-position="end" svg:x="10.026cm" svg:y="3.703cm" style:legend-expansion="high" chart:style-name="ch3"/>
        <chart:plot-area chart:style-name="ch4" table:cell-range-address="random_update.B2:random_update.C17 random_update.A2:random_update.A2 random_update.A18:random_update.A18 random_update.C18:random_update.C49 random_update.A34:random_update.A34" chart:data-source-has-labels="row" svg:x="1.331cm" svg:y="1.275cm" svg:width="8.375cm" svg:height="6.564cm">
          <chart:coordinate-region svg:x="2.878cm" svg:y="1.474cm" svg:width="6.828cm" svg:height="5.718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random_update.C2:random_update.C17" chart:label-cell-address="random_update.A2:random_update.A2" chart:class="chart:scatter">
            <chart:domain table:cell-range-address="random_update.B2:random_update.B17"/>
            <chart:data-point chart:repeated="16"/>
          </chart:series>
          <chart:series chart:style-name="ch11" chart:values-cell-range-address="random_update.C18:random_update.C33" chart:label-cell-address="random_update.A18:random_update.A18" chart:class="chart:scatter">
            <chart:domain table:cell-range-address="random_update.B18:random_update.B33"/>
            <chart:data-point chart:repeated="16"/>
          </chart:series>
          <chart:series chart:style-name="ch12" chart:values-cell-range-address="random_update.C34:random_update.C49" chart:label-cell-address="random_update.A34:random_update.A34" chart:class="chart:scatter">
            <chart:domain table:cell-range-address="random_update.B34:random_update.B49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replace/3 (ErlangArray)</text:p>
                <draw:g>
                  <svg:desc>random_update.A2:random_update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replace/3 (MapArray)</text:p>
                <draw:g>
                  <svg:desc>random_update.A18:random_updat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.replace_at/3</text:p>
                <draw:g>
                  <svg:desc>random_update.A34:random_update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random_update.B2:random_update.B17</svg:desc>
                </draw:g>
              </table:table-cell>
              <table:table-cell office:value-type="float" office:value="2078192.10815132">
                <text:p>2078192.10815132</text:p>
                <draw:g>
                  <svg:desc>random_update.C2:random_update.C17</svg:desc>
                </draw:g>
              </table:table-cell>
              <table:table-cell office:value-type="float" office:value="32">
                <text:p>32</text:p>
                <draw:g>
                  <svg:desc>random_update.B18:random_update.B33</svg:desc>
                </draw:g>
              </table:table-cell>
              <table:table-cell office:value-type="float" office:value="1961875.88912762">
                <text:p>1961875.88912762</text:p>
                <draw:g>
                  <svg:desc>random_update.C18:random_update.C33</svg:desc>
                </draw:g>
              </table:table-cell>
              <table:table-cell office:value-type="float" office:value="32">
                <text:p>32</text:p>
                <draw:g>
                  <svg:desc>random_update.B34:random_update.B49</svg:desc>
                </draw:g>
              </table:table-cell>
              <table:table-cell office:value-type="float" office:value="4251141.59602165">
                <text:p>4251141.59602165</text:p>
                <draw:g>
                  <svg:desc>random_update.C34:random_update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3458976.65480116">
                <text:p>3458976.65480116</text:p>
              </table:table-cell>
              <table:table-cell office:value-type="float" office:value="64">
                <text:p>64</text:p>
              </table:table-cell>
              <table:table-cell office:value-type="float" office:value="3536149.34655979">
                <text:p>3536149.34655979</text:p>
              </table:table-cell>
              <table:table-cell office:value-type="float" office:value="64">
                <text:p>64</text:p>
              </table:table-cell>
              <table:table-cell office:value-type="float" office:value="2591833.73897738">
                <text:p>2591833.73897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417013.07781521">
                <text:p>3417013.07781521</text:p>
              </table:table-cell>
              <table:table-cell office:value-type="float" office:value="128">
                <text:p>128</text:p>
              </table:table-cell>
              <table:table-cell office:value-type="float" office:value="3276126.79394933">
                <text:p>3276126.79394933</text:p>
              </table:table-cell>
              <table:table-cell office:value-type="float" office:value="128">
                <text:p>128</text:p>
              </table:table-cell>
              <table:table-cell office:value-type="float" office:value="1595609.75806159">
                <text:p>1595609.75806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398763.50290761">
                <text:p>3398763.50290761</text:p>
              </table:table-cell>
              <table:table-cell office:value-type="float" office:value="256">
                <text:p>256</text:p>
              </table:table-cell>
              <table:table-cell office:value-type="float" office:value="3260972.13575625">
                <text:p>3260972.13575625</text:p>
              </table:table-cell>
              <table:table-cell office:value-type="float" office:value="256">
                <text:p>256</text:p>
              </table:table-cell>
              <table:table-cell office:value-type="float" office:value="860959.458160105">
                <text:p>860959.45816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851693.70797711">
                <text:p>2851693.70797711</text:p>
              </table:table-cell>
              <table:table-cell office:value-type="float" office:value="512">
                <text:p>512</text:p>
              </table:table-cell>
              <table:table-cell office:value-type="float" office:value="3214992.78489219">
                <text:p>3214992.78489219</text:p>
              </table:table-cell>
              <table:table-cell office:value-type="float" office:value="512">
                <text:p>512</text:p>
              </table:table-cell>
              <table:table-cell office:value-type="float" office:value="480004.504574832">
                <text:p>480004.504574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3172815.81477052">
                <text:p>3172815.81477052</text:p>
              </table:table-cell>
              <table:table-cell office:value-type="float" office:value="1024">
                <text:p>1024</text:p>
              </table:table-cell>
              <table:table-cell office:value-type="float" office:value="2782212.54577166">
                <text:p>2782212.54577166</text:p>
              </table:table-cell>
              <table:table-cell office:value-type="float" office:value="1024">
                <text:p>1024</text:p>
              </table:table-cell>
              <table:table-cell office:value-type="float" office:value="233282.774120741">
                <text:p>233282.774120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564693.17134278">
                <text:p>2564693.17134278</text:p>
              </table:table-cell>
              <table:table-cell office:value-type="float" office:value="2048">
                <text:p>2048</text:p>
              </table:table-cell>
              <table:table-cell office:value-type="float" office:value="2776279.56879051">
                <text:p>2776279.56879051</text:p>
              </table:table-cell>
              <table:table-cell office:value-type="float" office:value="2048">
                <text:p>2048</text:p>
              </table:table-cell>
              <table:table-cell office:value-type="float" office:value="118066.638167648">
                <text:p>118066.638167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2243509.64667996">
                <text:p>2243509.64667996</text:p>
              </table:table-cell>
              <table:table-cell office:value-type="float" office:value="4096">
                <text:p>4096</text:p>
              </table:table-cell>
              <table:table-cell office:value-type="float" office:value="2365512.76116529">
                <text:p>2365512.76116529</text:p>
              </table:table-cell>
              <table:table-cell office:value-type="float" office:value="4096">
                <text:p>4096</text:p>
              </table:table-cell>
              <table:table-cell office:value-type="float" office:value="59895.9759122255">
                <text:p>59895.9759122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2574049.53638981">
                <text:p>2574049.53638981</text:p>
              </table:table-cell>
              <table:table-cell office:value-type="float" office:value="8192">
                <text:p>8192</text:p>
              </table:table-cell>
              <table:table-cell office:value-type="float" office:value="2521440.0688289">
                <text:p>2521440.0688289</text:p>
              </table:table-cell>
              <table:table-cell office:value-type="float" office:value="8192">
                <text:p>8192</text:p>
              </table:table-cell>
              <table:table-cell office:value-type="float" office:value="32082.7360579704">
                <text:p>32082.7360579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340002.62728522">
                <text:p>2340002.62728522</text:p>
              </table:table-cell>
              <table:table-cell office:value-type="float" office:value="16384">
                <text:p>16384</text:p>
              </table:table-cell>
              <table:table-cell office:value-type="float" office:value="2395150.35939935">
                <text:p>2395150.35939935</text:p>
              </table:table-cell>
              <table:table-cell office:value-type="float" office:value="16384">
                <text:p>16384</text:p>
              </table:table-cell>
              <table:table-cell office:value-type="float" office:value="16585.9012127863">
                <text:p>16585.9012127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372795.488218707">
                <text:p>372795.488218707</text:p>
              </table:table-cell>
              <table:table-cell office:value-type="float" office:value="32768">
                <text:p>32768</text:p>
              </table:table-cell>
              <table:table-cell office:value-type="float" office:value="494252.108115307">
                <text:p>494252.108115307</text:p>
              </table:table-cell>
              <table:table-cell office:value-type="float" office:value="32768">
                <text:p>32768</text:p>
              </table:table-cell>
              <table:table-cell office:value-type="float" office:value="6388.73348273759">
                <text:p>6388.733482737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347274.382107858">
                <text:p>347274.382107858</text:p>
              </table:table-cell>
              <table:table-cell office:value-type="float" office:value="65536">
                <text:p>65536</text:p>
              </table:table-cell>
              <table:table-cell office:value-type="float" office:value="376521.77550935">
                <text:p>376521.77550935</text:p>
              </table:table-cell>
              <table:table-cell office:value-type="float" office:value="65536">
                <text:p>65536</text:p>
              </table:table-cell>
              <table:table-cell office:value-type="float" office:value="3139.58088518759">
                <text:p>3139.58088518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253774.73984901">
                <text:p>253774.73984901</text:p>
              </table:table-cell>
              <table:table-cell office:value-type="float" office:value="131072">
                <text:p>131072</text:p>
              </table:table-cell>
              <table:table-cell office:value-type="float" office:value="259888.429897045">
                <text:p>259888.429897045</text:p>
              </table:table-cell>
              <table:table-cell office:value-type="float" office:value="131072">
                <text:p>131072</text:p>
              </table:table-cell>
              <table:table-cell office:value-type="float" office:value="1334.63137801651">
                <text:p>1334.6313780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289867.636142972">
                <text:p>289867.636142972</text:p>
              </table:table-cell>
              <table:table-cell office:value-type="float" office:value="262144">
                <text:p>262144</text:p>
              </table:table-cell>
              <table:table-cell office:value-type="float" office:value="273445.386311886">
                <text:p>273445.386311886</text:p>
              </table:table-cell>
              <table:table-cell office:value-type="float" office:value="262144">
                <text:p>262144</text:p>
              </table:table-cell>
              <table:table-cell office:value-type="float" office:value="535.935597691097">
                <text:p>535.935597691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292948.778182502">
                <text:p>292948.778182502</text:p>
              </table:table-cell>
              <table:table-cell office:value-type="float" office:value="524288">
                <text:p>524288</text:p>
              </table:table-cell>
              <table:table-cell office:value-type="float" office:value="225119.037000225">
                <text:p>225119.037000225</text:p>
              </table:table-cell>
              <table:table-cell office:value-type="float" office:value="524288">
                <text:p>524288</text:p>
              </table:table-cell>
              <table:table-cell office:value-type="float" office:value="199.747558322408">
                <text:p>199.747558322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295217.476874631">
                <text:p>295217.476874631</text:p>
              </table:table-cell>
              <table:table-cell office:value-type="float" office:value="1048576">
                <text:p>1048576</text:p>
              </table:table-cell>
              <table:table-cell office:value-type="float" office:value="233604.517708238">
                <text:p>233604.517708238</text:p>
              </table:table-cell>
              <table:table-cell office:value-type="float" office:value="1048576">
                <text:p>1048576</text:p>
              </table:table-cell>
              <table:table-cell office:value-type="float" office:value="114.60006422646">
                <text:p>114.60006422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